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2.509in" table:align="left" style:writing-mode="lr-tb"/>
    </style:style>
    <style:style style:name="Table1.A" style:family="table-column">
      <style:table-column-properties style:column-width="0.8597in"/>
    </style:style>
    <style:style style:name="Table1.B" style:family="table-column">
      <style:table-column-properties style:column-width="0.3819in"/>
    </style:style>
    <style:style style:name="Table1.C" style:family="table-column">
      <style:table-column-properties style:column-width="1.267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in" fo:border="none" style:writing-mode="lr-tb"/>
    </style:style>
    <style:style style:name="Table2" style:family="table">
      <style:table-properties style:width="2.5104in" table:align="left" style:writing-mode="lr-tb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614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="0.0208in" fo:border="none" style:writing-mode="lr-tb"/>
    </style:style>
    <style:style style:name="Table2.A2" style:family="table-cell">
      <style:table-cell-properties style:vertical-align="middle" fo:background-color="#ffffff" fo:padding="0.0208in" fo:border="none" style:writing-mode="lr-tb">
        <style:background-image/>
      </style:table-cell-properties>
    </style:style>
    <style:style style:name="Table2.B2" style:family="table-cell">
      <style:table-cell-properties style:vertical-align="middle" fo:background-color="#eeeeee" fo:padding="0.0208in" fo:border="none" style:writing-mode="lr-tb">
        <style:background-image/>
      </style:table-cell-properties>
    </style:style>
    <style:style style:name="Table3" style:family="table">
      <style:table-properties style:width="6.9097in" table:align="left" style:writing-mode="lr-tb"/>
    </style:style>
    <style:style style:name="Table3.A" style:family="table-column">
      <style:table-column-properties style:column-width="1.7882in"/>
    </style:style>
    <style:style style:name="Table3.B" style:family="table-column">
      <style:table-column-properties style:column-width="1.3806in"/>
    </style:style>
    <style:style style:name="Table3.C" style:family="table-column">
      <style:table-column-properties style:column-width="0.5986in"/>
    </style:style>
    <style:style style:name="Table3.D" style:family="table-column">
      <style:table-column-properties style:column-width="0.4951in"/>
    </style:style>
    <style:style style:name="Table3.E" style:family="table-column">
      <style:table-column-properties style:column-width="1.9271in"/>
    </style:style>
    <style:style style:name="Table3.F" style:family="table-column">
      <style:table-column-properties style:column-width="0.720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313in" fo:border-left="0.0139in solid #808080" fo:border-right="none" fo:border-top="0.0139in solid #808080" fo:border-bottom="0.0139in solid #808080" style:writing-mode="lr-tb"/>
    </style:style>
    <style:style style:name="Table3.B1" style:family="table-cell">
      <style:table-cell-properties style:vertical-align="middle" fo:background-color="#cccccc" fo:padding="0.0313in" fo:border-left="0.0139in solid #808080" fo:border-right="none" fo:border-top="0.0139in solid #808080" fo:border-bottom="0.0139in solid #808080" style:writing-mode="lr-tb">
        <style:background-image/>
      </style:table-cell-properties>
    </style:style>
    <style:style style:name="Table3.A2" style:family="table-cell">
      <style:table-cell-properties style:vertical-align="middle" fo:padding="0.0313in" fo:border-left="0.0139in solid #808080" fo:border-right="none" fo:border-top="none" fo:border-bottom="0.0139in solid #808080" style:writing-mode="lr-tb"/>
    </style:style>
    <style:style style:name="Table3.B2" style:family="table-cell">
      <style:table-cell-properties style:vertical-align="middle" fo:background-color="#cccccc" fo:padding="0.0313in" fo:border-left="0.0139in solid #808080" fo:border-right="none" fo:border-top="none" fo:border-bottom="0.0139in solid #808080" style:writing-mode="lr-tb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 style:snap-to-layout-grid="false"/>
    </style:style>
    <style:style style:name="P2" style:family="paragraph" style:parent-style-name="Table_20_Contents">
      <style:paragraph-properties fo:text-align="center" style:justify-single-word="false" style:snap-to-layout-gri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4" style:family="paragraph" style:parent-style-name="Table_20_Contents">
      <style:paragraph-properties style:snap-to-layout-grid="false"/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 fo:orphans="0" fo:widows="0" fo:hyphenation-ladder-count="no-limit" style:snap-to-layout-grid="false" style:writing-mode="lr-tb"/>
      <style:text-properties fo:hyphenate="false" fo:hyphenation-remain-char-count="2" fo:hyphenation-push-char-count="2"/>
    </style:style>
    <style:style style:name="P9" style:family="paragraph" style:parent-style-name="Table_20_Contents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fo:font-size="8pt" fo:language="en" fo:country="US" fo:font-weight="bold" style:letter-kerning="true" style:font-name-asian="DejaVu Sans1" style:font-size-asian="8pt" style:language-asian="zh" style:country-asian="CN" style:font-weight-asian="bold" style:font-name-complex="DejaVu Sans1" style:font-size-complex="8pt" style:language-complex="hi" style:country-complex="IN" style:font-weight-complex="bold" fo:hyphenate="false" fo:hyphenation-remain-char-count="2" fo:hyphenation-push-char-count="2"/>
    </style:style>
    <style:style style:name="P10" style:family="paragraph" style:parent-style-name="Preformatted_20_Text">
      <style:paragraph-properties fo:margin-left="0.4925in" fo:margin-right="0in" fo:text-align="start" style:justify-single-word="false" fo:text-indent="0in" style:auto-text-indent="false"/>
    </style:style>
    <style:style style:name="P11" style:family="paragraph" style:parent-style-name="Heading_20_1" style:master-page-name="Standard">
      <style:paragraph-properties fo:margin-top="0.1665in" fo:margin-bottom="0.0835in" fo:text-align="center" style:justify-single-word="false" style:page-number="auto"/>
    </style:style>
    <style:style style:name="P12" style:family="paragraph" style:parent-style-name="Text_20_body">
      <style:paragraph-properties fo:margin-top="0.1665in" fo:margin-bottom="0.0835in" fo:text-align="center" style:justify-single-word="false"/>
    </style:style>
    <style:style style:name="P13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14" style:family="paragraph" style:parent-style-name="Text_20_body">
      <style:paragraph-properties fo:margin-top="0in" fo:margin-bottom="0in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17" style:family="paragraph" style:parent-style-name="Standard">
      <style:paragraph-properties fo:text-align="start" style:justify-single-word="false"/>
      <style:text-properties fo:font-weight="bold" style:font-name-asian="Liberation Serif" style:font-weight-asian="bold" style:font-name-complex="Liberation Serif"/>
    </style:style>
    <style:style style:name="P18" style:family="paragraph" style:parent-style-name="Standard">
      <style:paragraph-properties fo:text-align="start" style:justify-single-word="false"/>
      <style:text-properties style:font-name-asian="Liberation Serif" style:font-name-complex="Liberation Serif"/>
    </style:style>
    <style:style style:name="P19" style:family="paragraph" style:parent-style-name="Standard">
      <style:paragraph-properties fo:margin-left="-1.4772in" fo:margin-right="0in" fo:text-align="center" style:justify-single-word="false" fo:text-indent="0in" style:auto-text-indent="false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font-style-asian="normal" style:font-style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fo:background-color="transparent" style:font-style-asian="normal" style:font-style-complex="normal"/>
    </style:style>
    <style:style style:name="T1" style:family="text">
      <style:text-properties fo:color="#008000"/>
    </style:style>
    <style:style style:name="T2" style:family="text">
      <style:text-properties fo:color="#008000" style:font-name-asian="Times New Roman" style:font-name-complex="Times New Roman"/>
    </style:style>
    <style:style style:name="T3" style:family="text">
      <style:text-properties fo:color="#dc2300" fo:font-weight="bold" style:font-weight-asian="bold" style:font-weight-complex="bold"/>
    </style:style>
    <style:style style:name="T4" style:family="text">
      <style:text-properties fo:color="#dc2300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dc2300" style:text-underline-style="solid" style:text-underline-width="auto" style:text-underline-color="font-color" fo:font-weight="bold" style:font-name-asian="Liberation Serif" style:font-weight-asian="bold" style:font-name-complex="Liberation Serif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Liberation Serif" style:font-weight-asian="bold" style:font-name-complex="Liberation Seri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-asian="Liberation Serif" style:font-name-complex="Liberation Serif"/>
    </style:style>
    <style:style style:name="T10" style:family="text">
      <style:text-properties style:font-name-asian="DejaVu Sans Mono"/>
    </style:style>
    <style:style style:name="T11" style:family="text">
      <style:text-properties fo:color="#ffffff" fo:background-color="#000000"/>
    </style:style>
    <style:style style:name="T12" style:family="text">
      <style:text-properties fo:color="#ffffff" fo:background-color="#000000" style:font-name-asian="Liberation Serif" style:font-name-complex="Liberation Serif"/>
    </style:style>
    <style:style style:name="T13" style:family="text">
      <style:text-properties fo:color="#ffffff" fo:font-style="normal" fo:background-color="#000000" style:font-style-asian="normal" style:font-style-complex="normal"/>
    </style:style>
    <style:style style:name="T14" style:family="text">
      <style:text-properties fo:color="#ffffff" fo:font-style="normal" fo:background-color="#000000" style:font-name-asian="Liberation Serif" style:font-style-asian="normal" style:font-name-complex="Liberation Serif" style:font-style-complex="normal"/>
    </style:style>
    <style:style style:name="T15" style:family="text">
      <style:text-properties fo:color="#ffffff" fo:font-weight="bold" style:font-weight-asian="bold"/>
    </style:style>
    <style:style style:name="T16" style:family="text">
      <style:text-properties fo:color="#ffffff" fo:font-weight="bold" style:font-name-asian="Liberation Serif" style:font-weight-asian="bold" style:font-name-complex="Liberation Serif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name-asian="Liberation Serif" style:font-style-asian="italic" style:font-name-complex="Liberation Serif" style:font-style-complex="italic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style:font-name-asian="Liberation Serif" style:font-style-asian="normal" style:font-name-complex="Liberation Serif" style:font-style-complex="normal"/>
    </style:style>
    <style:style style:name="T23" style:family="text">
      <style:text-properties fo:font-style="normal" fo:background-color="transparent" style:font-style-asian="normal" style:font-style-complex="normal"/>
    </style:style>
    <style:style style:name="T24" style:family="text">
      <style:text-properties fo:font-style="normal" fo:background-color="transparent" style:font-name-asian="Liberation Serif" style:font-style-asian="normal" style:font-name-complex="Liberation Serif" style:font-style-complex="normal"/>
    </style:style>
    <style:style style:name="T25" style:family="text">
      <style:text-properties fo:font-style="normal" fo:font-weight="bold" fo:background-color="transparent" style:font-style-asian="normal" style:font-weight-asian="bold" style:font-style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font-name-asian="Liberation Serif" style:font-size-asian="12pt" style:font-name-complex="Liberation Serif" style:font-size-complex="12pt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bold" style:font-weight-asian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8pt" style:font-name-asian="Liberation Serif" style:font-size-asian="8pt" style:font-name-complex="Liberation Serif" style:font-size-complex="8pt"/>
    </style:style>
    <style:style style:name="T32" style:family="text">
      <style:text-properties fo:font-size="8pt" fo:font-weight="bold" style:font-size-asian="8pt" style:font-weight-asian="bold" style:font-size-complex="8pt"/>
    </style:style>
    <style:style style:name="T33" style:family="text">
      <style:text-properties fo:font-size="8pt" fo:font-weight="bold" style:font-size-asian="8pt" style:font-weight-asian="bold" style:font-size-complex="8pt" style:font-weight-complex="bold"/>
    </style:style>
    <style:style style:name="T34" style:family="text">
      <style:text-properties fo:font-size="8pt" fo:font-weight="bold" style:font-name-asian="Liberation Serif" style:font-size-asian="8pt" style:font-weight-asian="bold" style:font-name-complex="Liberation Serif" style:font-size-complex="8pt"/>
    </style:style>
    <style:style style:name="T35" style:family="text">
      <style:text-properties fo:font-size="8pt" fo:font-weight="bold" style:font-name-asian="Liberation Serif" style:font-size-asian="8pt" style:font-weight-asian="bold" style:font-name-complex="Liberation Serif" style:font-size-complex="8pt" style:font-weight-complex="bold"/>
    </style:style>
    <style:style style:name="T36" style:family="text">
      <style:text-properties style:use-window-font-color="true" fo:font-size="8pt" fo:language="en" fo:country="US" fo:font-weight="bold" style:letter-kerning="true" style:font-size-asian="8pt" style:language-asian="zh" style:country-asian="CN" style:font-weight-asian="bold" style:font-size-complex="8pt" style:language-complex="hi" style:country-complex="IN" style:font-weight-complex="bold"/>
    </style:style>
    <style:style style:name="T37" style:family="text">
      <style:text-properties style:use-window-font-color="true" fo:font-size="8pt" fo:language="en" fo:country="US" fo:font-weight="bold" style:letter-kerning="true" style:font-name-asian="DejaVu Sans1" style:font-size-asian="8pt" style:language-asian="zh" style:country-asian="CN" style:font-weight-asian="bold" style:font-name-complex="DejaVu Sans1" style:font-size-complex="8pt" style:language-complex="hi" style:country-complex="IN" style:font-weight-complex="bold"/>
    </style:style>
    <style:style style:name="T38" style:family="text">
      <style:text-properties style:use-window-font-color="true" fo:font-size="8pt" fo:language="en" fo:country="US" fo:font-weight="bold" style:letter-kerning="true" style:font-name-asian="Liberation Serif" style:font-size-asian="8pt" style:language-asian="zh" style:country-asian="CN" style:font-weight-asian="bold" style:font-name-complex="Liberation Serif" style:font-size-complex="8pt" style:language-complex="hi" style:country-complex="IN" style:font-weight-complex="bold"/>
    </style:style>
    <style:style style:name="T39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Bash</text:span><text:span text:style-name="T2"> </text:span><text:span text:style-name="T1">command</text:span><text:span text:style-name="T2"> </text:span><text:span text:style-name="T1">line</text:span><text:span text:style-name="T2"> </text:span><text:span text:style-name="T1">for</text:span><text:span text:style-name="T2"> </text:span><text:span text:style-name="T1">Linux</text:span></text:h>
      <text:p text:style-name="P12"><text:span text:style-name="T3">C</text:span><text:span text:style-name="T4">ollected</text:span><text:span text:style-name="T5"> </text:span><text:span text:style-name="T4">by</text:span><text:span text:style-name="T5"> </text:span><text:span text:style-name="T4">:</text:span><text:span text:style-name="T5"> </text:span><text:span text:style-name="T4">farid</text:span><text:span text:style-name="T5"> </text:span><text:span text:style-name="T4">ahmadian</text:span><text:span text:style-name="T5"> </text:span><text:span text:style-name="T4">&amp;</text:span><text:span text:style-name="T5"> </text:span><text:span text:style-name="T4">kianoosh</text:span><text:span text:style-name="T5"> </text:span><text:span text:style-name="T4">rezaee</text:span></text:p>
      <text:p text:style-name="P19"/>
      <text:p text:style-name="P20"/>
      <text:p text:style-name="P20">ls<text:tab/><text:tab/><text:tab/><text:tab/><text:tab/>list</text:p>
      <text:p text:style-name="P20">ls<text:span text:style-name="T9"> </text:span>-al<text:tab/><text:tab/><text:tab/><text:tab/><text:tab/>list<text:span text:style-name="T9"> </text:span>of<text:span text:style-name="T9"> </text:span>hidden<text:span text:style-name="T9"> </text:span>&amp;<text:span text:style-name="T9"> </text:span>all<text:span text:style-name="T9"> </text:span>detail</text:p>
      <text:p text:style-name="P20">cd<text:span text:style-name="T9"> </text:span>..<text:tab/><text:tab/><text:tab/><text:tab/><text:tab/>Go<text:span text:style-name="T9"> </text:span>one<text:span text:style-name="T9"> </text:span>level<text:span text:style-name="T9"> </text:span>up</text:p>
      <text:p text:style-name="P20">cd<text:span text:style-name="T9"> </text:span>../..<text:tab/><text:tab/><text:tab/><text:tab/><text:tab/>Go<text:span text:style-name="T9"> </text:span>two<text:span text:style-name="T9"> </text:span>level<text:span text:style-name="T9"> </text:span>up</text:p>
      <text:p text:style-name="P20">cd<text:span text:style-name="T9"> </text:span>directoryname(path)<text:tab/><text:tab/>Go<text:span text:style-name="T9"> </text:span>to<text:span text:style-name="T9"> </text:span>specified<text:span text:style-name="T9"> </text:span>directory(path)</text:p>
      <text:p text:style-name="P20">cal<text:tab/><text:tab/><text:tab/><text:tab/><text:tab/>for<text:span text:style-name="T9"> </text:span>calender<text:span text:style-name="T9"> </text:span>by<text:span text:style-name="T9"> </text:span>day</text:p>
      <text:p text:style-name="P20">cal<text:span text:style-name="T9"> </text:span>-y<text:tab/><text:tab/><text:tab/><text:tab/><text:tab/>for<text:span text:style-name="T9"> </text:span>calender<text:span text:style-name="T9"> </text:span>completely</text:p>
      <text:p text:style-name="P10">who<text:tab/><text:tab/><text:tab/><text:tab/><text:tab/>Print<text:span text:style-name="T10"> </text:span>all<text:span text:style-name="T10"> </text:span>usernames<text:span text:style-name="T10"> </text:span>currently<text:span text:style-name="T10"> </text:span>logged<text:span text:style-name="T10"> </text:span>in</text:p>
      <text:p text:style-name="P20">whoami<text:tab/><text:tab/><text:tab/><text:tab/>who<text:span text:style-name="T9"> </text:span>is<text:span text:style-name="T9"> </text:span>current<text:span text:style-name="T9"> </text:span>user</text:p>
      <text:p text:style-name="P20">sudo<text:tab/><text:tab/><text:tab/><text:tab/><text:tab/>sudo<text:span text:style-name="T9"> </text:span>allows<text:span text:style-name="T9"> </text:span>a<text:span text:style-name="T9"> </text:span>permitted<text:span text:style-name="T9"> </text:span>user<text:span text:style-name="T9"> </text:span>to<text:span text:style-name="T9"> </text:span>execute<text:span text:style-name="T9"> </text:span>a<text:span text:style-name="T9"> </text:span>command<text:span text:style-name="T9"> </text:span>as<text:span text:style-name="T9"> </text:span>the<text:span text:style-name="T9"> </text:span><text:tab/><text:tab/><text:tab/><text:tab/><text:tab/><text:tab/>superuser<text:span text:style-name="T9"> </text:span>or<text:span text:style-name="T9"> </text:span>another<text:span text:style-name="T9"> </text:span>user,<text:span text:style-name="T9"> </text:span>as<text:span text:style-name="T9"> </text:span>specified<text:span text:style-name="T9"> </text:span>in<text:span text:style-name="T9"> </text:span>the<text:span text:style-name="T9"> </text:span>sudoers<text:span text:style-name="T9"> </text:span>file.</text:p>
      <text:p text:style-name="P20">ls<text:span text:style-name="T9"> </text:span>-al<text:span text:style-name="T9"> </text:span>|<text:span text:style-name="T9"> </text:span>less<text:tab/><text:tab/><text:tab/><text:tab/>use<text:span text:style-name="T9"> </text:span>|<text:span text:style-name="T9"> </text:span>for<text:span text:style-name="T9"> </text:span>get<text:span text:style-name="T9"> </text:span>output<text:span text:style-name="T9"> </text:span>from<text:span text:style-name="T9"> </text:span>prior<text:span text:style-name="T9"> </text:span>command<text:span text:style-name="T9"> </text:span>and<text:span text:style-name="T9"> </text:span>give<text:span text:style-name="T9"> </text:span>it<text:span text:style-name="T9"> </text:span>to<text:span text:style-name="T9"> </text:span><text:tab/><text:tab/><text:tab/><text:tab/><text:tab/><text:tab/>input<text:span text:style-name="T9"> </text:span>of<text:span text:style-name="T9"> </text:span>next<text:span text:style-name="T9"> </text:span>comman<text:span text:style-name="T9"> </text:span>(paging)</text:p>
      <text:p text:style-name="P20">mkdir<text:span text:style-name="T9"> </text:span>directoryname<text:tab/><text:tab/><text:tab/>make<text:span text:style-name="T9"> </text:span>directory</text:p>
      <text:p text:style-name="P20"><text:tab/>example<text:span text:style-name="T9"> </text:span>:<text:tab/>mkdir<text:span text:style-name="T9"> </text:span>kianoosh<text:tab/><text:tab/>make<text:span text:style-name="T9"> </text:span>kianoosh<text:span text:style-name="T9"> </text:span>folder</text:p>
      <text:p text:style-name="P20"><text:tab/><text:tab/><text:tab/>mkdir<text:span text:style-name="T9"> </text:span>kianoosh<text:span text:style-name="T9"> </text:span>rezaee<text:tab/>make<text:span text:style-name="T9"> </text:span>two<text:span text:style-name="T9"> </text:span>folder<text:tab/>kianoosh<text:span text:style-name="T9"> </text:span>&amp;<text:span text:style-name="T9"> </text:span>rezaee</text:p>
      <text:p text:style-name="P20"><text:tab/><text:tab/><text:tab/>mkdir<text:span text:style-name="T9"> </text:span>kianoosh\<text:span text:style-name="T9"> </text:span>rezaee<text:tab/>make<text:span text:style-name="T9"> </text:span>one<text:span text:style-name="T9"> </text:span>folder<text:tab/>kianoosh<text:span text:style-name="T9"> </text:span>rezaee</text:p>
      <text:p text:style-name="P20">clear<text:tab/><text:tab/><text:tab/><text:tab/><text:tab/>clear<text:span text:style-name="T9"> </text:span>the<text:span text:style-name="T9"> </text:span>screen<text:tab/>shortcut<text:tab/>ctrl+l</text:p>
      <text:p text:style-name="P20">touch<text:span text:style-name="T9"> </text:span>filename<text:tab/><text:tab/><text:tab/>create<text:span text:style-name="T9"> </text:span>file<text:span text:style-name="T9"> </text:span>with<text:span text:style-name="T9"> </text:span>specified<text:span text:style-name="T9"> </text:span>name</text:p>
      <text:p text:style-name="P20"><text:tab/>example<text:span text:style-name="T9"> </text:span>:<text:tab/>touch<text:span text:style-name="T9"> </text:span>zanjan<text:tab/><text:tab/><text:tab/>create<text:span text:style-name="T9"> </text:span>file<text:span text:style-name="T9"> </text:span>with<text:span text:style-name="T9"> </text:span>zanjan<text:span text:style-name="T9"> </text:span>name</text:p>
      <text:p text:style-name="P20"><text:tab/><text:tab/><text:tab/>touch<text:span text:style-name="T9"> </text:span>kia{1,2,3}<text:tab/><text:tab/>create<text:span text:style-name="T9"> </text:span>three<text:span text:style-name="T9"> </text:span>file<text:span text:style-name="T9"> </text:span>kia1<text:span text:style-name="T9"> </text:span>kia2<text:span text:style-name="T9"> </text:span>kia3</text:p>
      <text:p text:style-name="P20"><text:tab/><text:tab/><text:tab/>touch<text:span text:style-name="T9"> </text:span>kia{1..3}<text:tab/><text:tab/>create<text:span text:style-name="T9"> </text:span>three<text:span text:style-name="T9"> </text:span>file<text:span text:style-name="T9"> </text:span>kia1<text:span text:style-name="T9"> </text:span>kia2<text:span text:style-name="T9"> </text:span>kia3</text:p>
      <text:p text:style-name="P20">echo<text:span text:style-name="T9"> “</text:span>hello<text:span text:style-name="T9">”</text:span><text:tab/><text:tab/><text:tab/><text:tab/>print<text:span text:style-name="T9"> </text:span>the<text:span text:style-name="T9"> </text:span>hello<text:span text:style-name="T9"> </text:span>in<text:span text:style-name="T9"> </text:span>the<text:span text:style-name="T9"> </text:span>output</text:p>
      <text:p text:style-name="P20">echo<text:span text:style-name="T9"> “</text:span>hello<text:span text:style-name="T9">” </text:span>&gt;<text:span text:style-name="T9"> </text:span>zanjan<text:tab/><text:tab/><text:tab/>write<text:span text:style-name="T9"> </text:span>hello<text:span text:style-name="T9"> </text:span>in<text:span text:style-name="T9"> </text:span>zanjan<text:span text:style-name="T9"> </text:span>file<text:span text:style-name="T9"> </text:span>(overwrite)</text:p>
      <text:p text:style-name="P20">echo<text:span text:style-name="T9"> “</text:span>hello<text:span text:style-name="T9">” </text:span>&gt;&gt;<text:span text:style-name="T9"> </text:span>zanjan<text:tab/><text:tab/>append<text:span text:style-name="T9"> </text:span>hello<text:span text:style-name="T9"> </text:span>to<text:span text:style-name="T9"> </text:span>zanjan</text:p>
      <text:p text:style-name="P20">cat<text:span text:style-name="T9"> </text:span>zanjan<text:tab/><text:tab/><text:tab/><text:tab/>to<text:span text:style-name="T9"> </text:span>read<text:span text:style-name="T9"> </text:span>file<text:span text:style-name="T9"> </text:span>content</text:p>
      <text:p text:style-name="P20">ls<text:span text:style-name="T9"> </text:span>-al<text:span text:style-name="T9"> </text:span>|<text:span text:style-name="T9"> </text:span>grep<text:span text:style-name="T9"> </text:span>zanjan<text:tab/><text:tab/><text:tab/>to<text:span text:style-name="T9"> </text:span>find<text:span text:style-name="T9"> </text:span>zanjan<text:span text:style-name="T9"> </text:span>in<text:span text:style-name="T9"> </text:span>list<text:span text:style-name="T9"> </text:span>of<text:span text:style-name="T9"> </text:span>current<text:span text:style-name="T9"> </text:span>path</text:p>
      <text:p text:style-name="P20">grep<text:span text:style-name="T9"> </text:span>-rin<text:span text:style-name="T9"> “</text:span>test<text:span text:style-name="T9">” </text:span>.<text:tab/><text:tab/><text:tab/>To<text:span text:style-name="T9"> </text:span>find<text:span text:style-name="T9"> </text:span>a<text:span text:style-name="T9"> </text:span>string<text:span text:style-name="T9"> </text:span>(test)<text:span text:style-name="T9"> </text:span>in<text:span text:style-name="T9"> </text:span>the<text:span text:style-name="T9"> </text:span>file<text:span text:style-name="T9"> </text:span>in<text:span text:style-name="T9"> </text:span>current<text:span text:style-name="T9"> </text:span>path</text:p>
      <text:p text:style-name="P20"><text:tab/><text:tab/>-r<text:tab/>recursive</text:p>
      <text:p text:style-name="P20"><text:tab/><text:tab/>in<text:tab/>insensetive</text:p>
      <text:p text:style-name="P20"><text:tab/><text:tab/>.<text:tab/>current<text:span text:style-name="T9"> </text:span>path</text:p>
      <text:p text:style-name="P20">man<text:span text:style-name="T9"> </text:span>commandname<text:tab/><text:tab/><text:tab/>manual<text:span text:style-name="T9"> </text:span>of<text:span text:style-name="T9"> </text:span>command</text:p>
      <text:p text:style-name="P20"><text:tab/>example<text:span text:style-name="T9"> </text:span>:<text:span text:style-name="T9"> </text:span>man<text:span text:style-name="T9"> </text:span>grep<text:tab/><text:tab/>to<text:span text:style-name="T9"> </text:span>see<text:span text:style-name="T9"> </text:span>how<text:span text:style-name="T9"> </text:span>to<text:span text:style-name="T9"> </text:span>use<text:span text:style-name="T9"> </text:span>grep<text:span text:style-name="T9"> </text:span>or<text:span text:style-name="T9"> </text:span>manual<text:span text:style-name="T9"> </text:span>of<text:span text:style-name="T9"> </text:span>grep</text:p>
      <text:p text:style-name="P20">history<text:tab/><text:tab/><text:tab/><text:tab/><text:tab/>to<text:span text:style-name="T9"> </text:span>see<text:span text:style-name="T9"> </text:span>history<text:span text:style-name="T9"> </text:span>of<text:span text:style-name="T9"> </text:span>command<text:span text:style-name="T9"> </text:span>used<text:span text:style-name="T9"> </text:span>in<text:span text:style-name="T9"> </text:span>this<text:span text:style-name="T9"> </text:span>computer<text:span text:style-name="T9"> </text:span>up<text:span text:style-name="T9"> </text:span>to<text:span text:style-name="T9"> </text:span>now</text:p>
      <text:p text:style-name="P20"><text:tab/>example<text:span text:style-name="T9"> </text:span>:<text:tab/>history<text:span text:style-name="T9"> </text:span>|<text:span text:style-name="T9"> </text:span>grep<text:span text:style-name="T9"> </text:span>ls<text:span text:style-name="T9"> </text:span>|wc<text:span text:style-name="T9"> </text:span>-l<text:tab/><text:tab/>count<text:span text:style-name="T9"> </text:span>of<text:span text:style-name="T9"> </text:span>the<text:span text:style-name="T9"> </text:span>ls<text:span text:style-name="T9"> </text:span>command<text:span text:style-name="T9"> </text:span>in<text:span text:style-name="T9"> </text:span>history</text:p>
      <text:p text:style-name="P20"><text:tab/><text:tab/>wc<text:tab/>word<text:span text:style-name="T9"> </text:span>count</text:p>
      <text:p text:style-name="P20"><text:tab/><text:tab/>-l<text:tab/>line</text:p>
      <text:p text:style-name="P20">cp<text:span text:style-name="T9"> </text:span>test1<text:span text:style-name="T9"> </text:span>test2<text:tab/><text:tab/>(test1,2<text:span text:style-name="T9"> </text:span>is<text:span text:style-name="T9"> </text:span>file)<text:tab/>copy<text:span text:style-name="T9"> </text:span>the<text:span text:style-name="T9"> </text:span>content<text:span text:style-name="T9"> </text:span>of<text:span text:style-name="T9"> </text:span>test1<text:span text:style-name="T9"> </text:span>to<text:span text:style-name="T9"> </text:span>test2</text:p>
      <text:p text:style-name="P20">cp<text:span text:style-name="T9"> </text:span>-r<text:span text:style-name="T9"> </text:span>folder1<text:span text:style-name="T9"> </text:span>folder2<text:tab/><text:tab/><text:tab/>copy<text:span text:style-name="T9"> </text:span>folder1<text:span text:style-name="T9"> </text:span>to<text:span text:style-name="T9"> </text:span>folder2</text:p>
      <text:p text:style-name="P20"><text:tab/>remaining<text:tab/>-r<text:tab/>recursive</text:p>
      <text:p text:style-name="P20"><text:tab/>example<text:span text:style-name="T9"> </text:span>:<text:tab/>cp<text:span text:style-name="T9"> </text:span>folder1/folder2<text:span text:style-name="T9"> </text:span>.<text:tab/>Copy<text:span text:style-name="T9"> </text:span>folder2<text:span text:style-name="T9"> </text:span>to<text:span text:style-name="T9"> </text:span>current<text:span text:style-name="T9"> </text:span>path</text:p>
      <text:p text:style-name="P20"><text:soft-page-break/>mv<text:span text:style-name="T9"> </text:span>test2<text:span text:style-name="T9"> </text:span>test5<text:tab/><text:tab/><text:tab/><text:tab/>rename<text:span text:style-name="T9"> </text:span>the<text:span text:style-name="T9"> </text:span>test2<text:span text:style-name="T9"> </text:span>to<text:span text:style-name="T9"> </text:span>test5</text:p>
      <text:p text:style-name="P20">mv<text:span text:style-name="T9"> </text:span>test<text:tab/>3<text:span text:style-name="T9"> </text:span>folder<text:tab/><text:tab/><text:tab/>move<text:span text:style-name="T9"> </text:span>or<text:span text:style-name="T9"> </text:span>cut<text:span text:style-name="T9"> </text:span>the<text:span text:style-name="T9"> </text:span>test3<text:span text:style-name="T9"> </text:span>to<text:span text:style-name="T9"> </text:span>folder<text:span text:style-name="T9"> </text:span>or<text:span text:style-name="T9"> </text:span>directory</text:p>
      <text:p text:style-name="P20">rm<text:span text:style-name="T9"> </text:span>test1<text:tab/><text:tab/><text:tab/><text:tab/>remove<text:span text:style-name="T9"> </text:span>the<text:span text:style-name="T9"> </text:span>test1</text:p>
      <text:p text:style-name="P20"><text:span text:style-name="T11">notice</text:span><text:span text:style-name="T12"> </text:span><text:span text:style-name="T11">:</text:span><text:span text:style-name="T9"> </text:span><text:span text:style-name="T18">evry</text:span><text:span text:style-name="T19"> </text:span><text:span text:style-name="T18">thing</text:span><text:span text:style-name="T19"> </text:span><text:span text:style-name="T18">in</text:span><text:span text:style-name="T19"> </text:span><text:span text:style-name="T18">linux</text:span><text:span text:style-name="T19"> </text:span><text:span text:style-name="T18">is</text:span><text:span text:style-name="T19"> </text:span><text:span text:style-name="T18">file.</text:span></text:p>
      <text:p text:style-name="P20"><text:span text:style-name="T21">Cat</text:span><text:span text:style-name="T22"> </text:span><text:span text:style-name="T21">/proc/cpuinfo<text:tab/><text:tab/><text:tab/>see</text:span><text:span text:style-name="T22"> </text:span><text:span text:style-name="T21">cpu</text:span><text:span text:style-name="T22"> </text:span><text:span text:style-name="T21">information</text:span><text:span text:style-name="T22"> </text:span><text:span text:style-name="T21">and</text:span><text:span text:style-name="T22"> </text:span><text:span text:style-name="T21">performance</text:span></text:p>
      <text:p text:style-name="P20"><text:span text:style-name="T21">cat</text:span><text:span text:style-name="T22"> </text:span><text:span text:style-name="T21">/proc/meminfo<text:tab/><text:tab/><text:tab/>see</text:span><text:span text:style-name="T22"> </text:span><text:span text:style-name="T21">memory</text:span><text:span text:style-name="T22"> </text:span><text:span text:style-name="T21">information</text:span><text:span text:style-name="T22"> </text:span><text:span text:style-name="T21">and</text:span><text:span text:style-name="T22"> </text:span><text:span text:style-name="T21">performance</text:span></text:p>
      <text:p text:style-name="P20"><text:span text:style-name="T21">head</text:span><text:span text:style-name="T22"> </text:span><text:span text:style-name="T21">-n3</text:span><text:span text:style-name="T22"> </text:span><text:span text:style-name="T21">/prco/meminfo<text:tab/><text:tab/>to</text:span><text:span text:style-name="T22"> </text:span><text:span text:style-name="T21">see</text:span><text:span text:style-name="T22"> </text:span><text:span text:style-name="T21">3</text:span><text:span text:style-name="T22"> </text:span><text:span text:style-name="T21">first</text:span><text:span text:style-name="T22"> </text:span><text:span text:style-name="T21">line</text:span><text:span text:style-name="T22"> </text:span><text:span text:style-name="T21">of</text:span><text:span text:style-name="T22"> </text:span><text:span text:style-name="T21">memory</text:span><text:span text:style-name="T22"> </text:span><text:span text:style-name="T21">information</text:span><text:span text:style-name="T22"> </text:span><text:span text:style-name="T21">and</text:span><text:span text:style-name="T22"> </text:span><text:span text:style-name="T21">performance</text:span></text:p>
      <text:p text:style-name="P20"><text:span text:style-name="T21">tail</text:span><text:span text:style-name="T22"> </text:span><text:span text:style-name="T21">-n5</text:span><text:span text:style-name="T22"> </text:span><text:span text:style-name="T21">/proc/meminfo<text:tab/><text:tab/>to</text:span><text:span text:style-name="T22"> </text:span><text:span text:style-name="T21">see</text:span><text:span text:style-name="T22"> </text:span><text:span text:style-name="T21">3</text:span><text:span text:style-name="T22"> </text:span><text:span text:style-name="T21">last</text:span><text:span text:style-name="T22"> </text:span><text:span text:style-name="T21">line</text:span><text:span text:style-name="T22"> </text:span><text:span text:style-name="T21">of</text:span><text:span text:style-name="T22"> </text:span><text:span text:style-name="T21">memory</text:span><text:span text:style-name="T22"> </text:span><text:span text:style-name="T21">information</text:span><text:span text:style-name="T22"> </text:span><text:span text:style-name="T21">and</text:span><text:span text:style-name="T22"> </text:span><text:span text:style-name="T21">performance</text:span></text:p>
      <text:p text:style-name="P20"><text:span text:style-name="T21">find</text:span><text:span text:style-name="T22"> </text:span><text:span text:style-name="T21">/home</text:span><text:span text:style-name="T22"> </text:span><text:span text:style-name="T21">-iname</text:span><text:span text:style-name="T22"> “</text:span><text:span text:style-name="T21">*.pdf</text:span><text:span text:style-name="T22">”</text:span><text:span text:style-name="T21"><text:tab/><text:tab/>search</text:span><text:span text:style-name="T22"> </text:span><text:span text:style-name="T21">in</text:span><text:span text:style-name="T22"> </text:span><text:span text:style-name="T21">/home</text:span><text:span text:style-name="T22"> </text:span><text:span text:style-name="T21">to</text:span><text:span text:style-name="T22"> </text:span><text:span text:style-name="T21">finde</text:span><text:span text:style-name="T22"> </text:span><text:span text:style-name="T21">all</text:span><text:span text:style-name="T22"> </text:span><text:span text:style-name="T21">file</text:span><text:span text:style-name="T22"> </text:span><text:span text:style-name="T21">with</text:span><text:span text:style-name="T22"> </text:span><text:span text:style-name="T21">.pdf</text:span><text:span text:style-name="T22"> </text:span><text:span text:style-name="T21">extention</text:span></text:p>
      <text:p text:style-name="P21"><text:tab/>remaining<text:tab/><text:tab/>-i<text:tab/>insensetive</text:p>
      <text:p text:style-name="P21"/>
      <text:p text:style-name="P20"><text:span text:style-name="T21">Question:<text:tab/>1-creat</text:span><text:span text:style-name="T22"> </text:span><text:span text:style-name="T21">2</text:span><text:span text:style-name="T22"> </text:span><text:span text:style-name="T21">folder</text:span><text:span text:style-name="T22"> </text:span><text:span text:style-name="T21">tehran</text:span><text:span text:style-name="T22"> </text:span><text:span text:style-name="T21">and</text:span><text:span text:style-name="T22"> </text:span><text:span text:style-name="T21">zanjan</text:span></text:p>
      <text:p text:style-name="P20"><text:span text:style-name="T21"><text:tab/><text:tab/>2-in</text:span><text:span text:style-name="T22"> </text:span><text:span text:style-name="T21">zanjan</text:span><text:span text:style-name="T22"> </text:span><text:span text:style-name="T21">folder</text:span><text:span text:style-name="T22"> </text:span><text:span text:style-name="T21">creat</text:span><text:span text:style-name="T22"> </text:span><text:span text:style-name="T21">test</text:span><text:span text:style-name="T22"> </text:span><text:span text:style-name="T21">1</text:span><text:span text:style-name="T22"> </text:span><text:span text:style-name="T21">to</text:span><text:span text:style-name="T22"> </text:span><text:span text:style-name="T21">9</text:span></text:p>
      <text:p text:style-name="P20"><text:span text:style-name="T21"><text:tab/><text:tab/>3-in</text:span><text:span text:style-name="T22"> </text:span><text:span text:style-name="T21">tehran</text:span><text:span text:style-name="T22"> </text:span><text:span text:style-name="T21">folder</text:span><text:span text:style-name="T22"> </text:span><text:span text:style-name="T21">creat</text:span><text:span text:style-name="T22"> </text:span><text:span text:style-name="T21">new</text:span><text:span text:style-name="T22"> </text:span><text:span text:style-name="T21">folder</text:span><text:span text:style-name="T22"> </text:span><text:span text:style-name="T21">and</text:span><text:span text:style-name="T22"> </text:span><text:span text:style-name="T21">named</text:span><text:span text:style-name="T22"> </text:span><text:span text:style-name="T21">it</text:span><text:span text:style-name="T22"> </text:span><text:span text:style-name="T21">milad</text:span></text:p>
      <text:p text:style-name="P20"><text:span text:style-name="T21"><text:tab/><text:tab/>4-copy</text:span><text:span text:style-name="T22"> </text:span><text:span text:style-name="T21">the</text:span><text:span text:style-name="T22"> </text:span><text:span text:style-name="T21">test5</text:span><text:span text:style-name="T22"> </text:span><text:span text:style-name="T21">to</text:span><text:span text:style-name="T22"> </text:span><text:span text:style-name="T21">milad</text:span><text:span text:style-name="T22"> </text:span><text:span text:style-name="T21">folder</text:span></text:p>
      <text:p text:style-name="P20"><text:span text:style-name="T21"><text:tab/><text:tab/>5-cut</text:span><text:span text:style-name="T22"> </text:span><text:span text:style-name="T21">the</text:span><text:span text:style-name="T22"> </text:span><text:span text:style-name="T21">test9</text:span><text:span text:style-name="T22"> </text:span><text:span text:style-name="T21">to</text:span><text:span text:style-name="T22"> </text:span><text:span text:style-name="T21">milad</text:span><text:span text:style-name="T22"> </text:span><text:span text:style-name="T21">folder</text:span></text:p>
      <text:p text:style-name="P20"><text:span text:style-name="T21"><text:tab/><text:tab/>6-make</text:span><text:span text:style-name="T22"> </text:span><text:span text:style-name="T21">new</text:span><text:span text:style-name="T22"> </text:span><text:span text:style-name="T21">folder</text:span><text:span text:style-name="T22"> </text:span><text:span text:style-name="T21">and</text:span><text:span text:style-name="T22"> </text:span><text:span text:style-name="T21">name</text:span><text:span text:style-name="T22"> </text:span><text:span text:style-name="T21">it</text:span><text:span text:style-name="T22"> </text:span><text:span text:style-name="T21">iran</text:span><text:span text:style-name="T22"> </text:span><text:span text:style-name="T21">and</text:span><text:span text:style-name="T22"> </text:span><text:span text:style-name="T21">move</text:span><text:span text:style-name="T22"> </text:span><text:span text:style-name="T21">all</text:span><text:span text:style-name="T22"> </text:span><text:span text:style-name="T21">file</text:span><text:span text:style-name="T22"> </text:span><text:span text:style-name="T21">that</text:span><text:span text:style-name="T22"> </text:span><text:span text:style-name="T21">start</text:span><text:span text:style-name="T22"> </text:span><text:span text:style-name="T21">with</text:span><text:span text:style-name="T22"> </text:span><text:span text:style-name="T21">test</text:span><text:span text:style-name="T22"> </text:span><text:span text:style-name="T21">to</text:span><text:span text:style-name="T22"> </text:span><text:span text:style-name="T21">iran</text:span></text:p>
      <text:p text:style-name="P20"><text:span text:style-name="T21"><text:tab/>soloution</text:span><text:span text:style-name="T22"> </text:span><text:span text:style-name="T21">:<text:tab/>mkdir</text:span><text:span text:style-name="T22"> </text:span><text:span text:style-name="T21">iran</text:span></text:p>
      <text:p text:style-name="P20"><text:span text:style-name="T21"><text:tab/><text:tab/><text:tab/>find</text:span><text:span text:style-name="T22"> </text:span><text:span text:style-name="T21">.</text:span><text:span text:style-name="T22"> </text:span><text:span text:style-name="T21">-iname</text:span><text:span text:style-name="T22"> “</text:span><text:span text:style-name="T21">test*</text:span><text:span text:style-name="T22">” </text:span><text:span text:style-name="T21">-exec</text:span><text:span text:style-name="T22"> </text:span><text:span text:style-name="T21">mv</text:span><text:span text:style-name="T22"> </text:span><text:span text:style-name="T21">{}</text:span><text:span text:style-name="T22"> </text:span><text:span text:style-name="T21">iran</text:span><text:span text:style-name="T22"> </text:span><text:span text:style-name="T21">\;</text:span></text:p>
      <text:p text:style-name="P20"><text:span text:style-name="T21"><text:tab/><text:tab/>syntax</text:span><text:span text:style-name="T22"> </text:span><text:span text:style-name="T21">:</text:span><text:span text:style-name="T22"> </text:span><text:span text:style-name="T21">find</text:span><text:span text:style-name="T22"> </text:span><text:span text:style-name="T21">&lt;path&gt;</text:span><text:span text:style-name="T22"> </text:span><text:span text:style-name="T21">&lt;option&gt;</text:span><text:span text:style-name="T22"> “</text:span><text:span text:style-name="T21">object</text:span><text:span text:style-name="T22"> </text:span><text:span text:style-name="T21">to</text:span><text:span text:style-name="T22"> </text:span><text:span text:style-name="T21">find</text:span><text:span text:style-name="T22">” </text:span><text:span text:style-name="T21">&lt;action&gt;</text:span></text:p>
      <text:p text:style-name="P20"><text:span text:style-name="T21">ps</text:span><text:span text:style-name="T22"> </text:span><text:span text:style-name="T21">-A<text:tab/><text:tab/><text:tab/><text:tab/><text:tab/>list</text:span><text:span text:style-name="T22"> </text:span><text:span text:style-name="T21">all</text:span><text:span text:style-name="T22"> </text:span><text:span text:style-name="T21">process</text:span></text:p>
      <text:p text:style-name="P20"><text:span text:style-name="T21"><text:tab/>example</text:span><text:span text:style-name="T22"> </text:span><text:span text:style-name="T21">:</text:span><text:span text:style-name="T22"> </text:span><text:span text:style-name="T21">ps</text:span><text:span text:style-name="T22"> </text:span><text:span text:style-name="T21">-A</text:span><text:span text:style-name="T22"> </text:span><text:span text:style-name="T21">|</text:span><text:span text:style-name="T22"> </text:span><text:span text:style-name="T21">grep</text:span><text:span text:style-name="T22"> </text:span><text:span text:style-name="T21">gedit<text:tab/>show</text:span><text:span text:style-name="T22"> </text:span><text:span text:style-name="T21">gedit</text:span><text:span text:style-name="T22"> </text:span><text:span text:style-name="T21">PID</text:span></text:p>
      <text:p text:style-name="P20"><text:span text:style-name="T21">kill</text:span><text:span text:style-name="T22"> </text:span><text:span text:style-name="T21">KILL</text:span><text:span text:style-name="T22"> </text:span><text:span text:style-name="T21">PID<text:tab/><text:tab/><text:tab/><text:tab/>to</text:span><text:span text:style-name="T22"> </text:span><text:span text:style-name="T21">kill</text:span><text:span text:style-name="T22"> </text:span><text:span text:style-name="T21">the</text:span><text:span text:style-name="T22"> <text:s/></text:span><text:span text:style-name="T21">specified</text:span><text:span text:style-name="T22"> </text:span><text:span text:style-name="T21">process</text:span><text:span text:style-name="T22"> </text:span><text:span text:style-name="T21">by</text:span><text:span text:style-name="T22"> </text:span><text:span text:style-name="T21">ID</text:span></text:p>
      <text:p text:style-name="P20"><text:span text:style-name="T21">unam</text:span><text:span text:style-name="T22"> </text:span><text:span text:style-name="T21">-a</text:span><text:span text:style-name="T22"> </text:span><text:span text:style-name="T21"><text:tab/><text:tab/><text:tab/><text:tab/>show</text:span><text:span text:style-name="T22"> </text:span><text:span text:style-name="T21">the</text:span><text:span text:style-name="T22"> </text:span><text:span text:style-name="T21">version</text:span><text:span text:style-name="T22"> </text:span><text:span text:style-name="T21">of</text:span><text:span text:style-name="T22"> </text:span><text:span text:style-name="T21">linux</text:span></text:p>
      <text:p text:style-name="P20"><text:span text:style-name="T13">notice</text:span><text:span text:style-name="T14"> </text:span><text:span text:style-name="T13">:</text:span><text:span text:style-name="T23"><text:tab/>to</text:span><text:span text:style-name="T24"> </text:span><text:span text:style-name="T23">install</text:span><text:span text:style-name="T24"> </text:span><text:span text:style-name="T23">font</text:span><text:span text:style-name="T24"> </text:span><text:span text:style-name="T23">make</text:span><text:span text:style-name="T24"> </text:span><text:span text:style-name="T23">new</text:span><text:span text:style-name="T24"> </text:span><text:span text:style-name="T23">folder</text:span><text:span text:style-name="T24"> </text:span><text:span text:style-name="T23">in</text:span><text:span text:style-name="T24"> </text:span><text:span text:style-name="T23">home</text:span><text:span text:style-name="T24"> </text:span><text:span text:style-name="T23">directory</text:span><text:span text:style-name="T24"> </text:span><text:span text:style-name="T23">and</text:span><text:span text:style-name="T24"> </text:span><text:span text:style-name="T23">named</text:span><text:span text:style-name="T24"> </text:span><text:span text:style-name="T23">it</text:span><text:span text:style-name="T24"> </text:span><text:span text:style-name="T23">.font</text:span><text:span text:style-name="T24"> </text:span><text:span text:style-name="T23">then</text:span><text:span text:style-name="T24"> </text:span><text:span text:style-name="T23">copy</text:span><text:span text:style-name="T24"> </text:span><text:span text:style-name="T23"><text:tab/><text:tab/><text:tab/>the</text:span><text:span text:style-name="T24"> </text:span><text:span text:style-name="T23">font</text:span><text:span text:style-name="T24"> </text:span><text:span text:style-name="T23">to</text:span><text:span text:style-name="T24"> </text:span><text:span text:style-name="T23">that</text:span><text:span text:style-name="T24"> </text:span><text:span text:style-name="T23">folder.</text:span></text:p>
      <text:p text:style-name="P20"><text:span text:style-name="T23">Ls;ls<text:tab/><text:tab/>use</text:span><text:span text:style-name="T24"> </text:span><text:span text:style-name="T23">;</text:span><text:span text:style-name="T24"> </text:span><text:span text:style-name="T23">to</text:span><text:span text:style-name="T24"> </text:span><text:span text:style-name="T23">manage</text:span><text:span text:style-name="T24"> </text:span><text:span text:style-name="T23">the</text:span><text:span text:style-name="T24"> </text:span><text:span text:style-name="T23">command.at</text:span><text:span text:style-name="T24"> </text:span><text:span text:style-name="T23">first</text:span><text:span text:style-name="T24"> </text:span><text:span text:style-name="T23">,first</text:span><text:span text:style-name="T24"> </text:span><text:span text:style-name="T23">command</text:span><text:span text:style-name="T24"> </text:span><text:span text:style-name="T23">is</text:span><text:span text:style-name="T24"> </text:span><text:span text:style-name="T23">get</text:span><text:span text:style-name="T24"> </text:span><text:span text:style-name="T23">start</text:span><text:span text:style-name="T24"> </text:span><text:span text:style-name="T23">and</text:span><text:span text:style-name="T24"> </text:span><text:span text:style-name="T23">after</text:span><text:span text:style-name="T24"> </text:span><text:span text:style-name="T23">that</text:span><text:span text:style-name="T24"> </text:span><text:span text:style-name="T23"><text:tab/><text:tab/><text:tab/>second</text:span><text:span text:style-name="T24"> </text:span><text:span text:style-name="T23">one.</text:span></text:p>
      <text:p text:style-name="P20"><text:span text:style-name="T23">Wget</text:span><text:span text:style-name="T24"> </text:span><text:span text:style-name="T23">&lt;download</text:span><text:span text:style-name="T24"> </text:span><text:span text:style-name="T23">link&gt;<text:tab/><text:tab/>use</text:span><text:span text:style-name="T24"> </text:span><text:span text:style-name="T23">this</text:span><text:span text:style-name="T24"> </text:span><text:span text:style-name="T23">command</text:span><text:span text:style-name="T24"> </text:span><text:span text:style-name="T23">to</text:span><text:span text:style-name="T24"> </text:span><text:span text:style-name="T23">download</text:span><text:span text:style-name="T24"> </text:span><text:span text:style-name="T23">the</text:span><text:span text:style-name="T24"> </text:span><text:span text:style-name="T23">downloadable</text:span><text:span text:style-name="T24"> </text:span><text:span text:style-name="T23">link</text:span></text:p>
      <text:p text:style-name="P20"><text:span text:style-name="T13">notice</text:span><text:span text:style-name="T14"> </text:span><text:span text:style-name="T13">:</text:span><text:span text:style-name="T23"><text:tab/>to</text:span><text:span text:style-name="T24"> </text:span><text:span text:style-name="T23">install</text:span><text:span text:style-name="T24"> </text:span><text:span text:style-name="T23">the</text:span><text:span text:style-name="T24"> </text:span><text:span text:style-name="T23">program</text:span><text:span text:style-name="T24"> </text:span><text:span text:style-name="T23">in</text:span><text:span text:style-name="T24"> </text:span><text:span text:style-name="T23">debian</text:span><text:span text:style-name="T24"> </text:span><text:span text:style-name="T23">side</text:span><text:span text:style-name="T24"> </text:span><text:span text:style-name="T23">linux</text:span><text:span text:style-name="T24"> </text:span><text:span text:style-name="T23">use</text:span><text:span text:style-name="T24"> </text:span><text:span text:style-name="T23">this</text:span><text:span text:style-name="T24"> </text:span><text:span text:style-name="T23">command</text:span><text:span text:style-name="T24"> </text:span><text:span text:style-name="T23">:</text:span></text:p>
      <text:p text:style-name="P20"><text:span text:style-name="T23"><text:tab/><text:tab/><text:tab/>apt-get</text:span><text:span text:style-name="T24"> </text:span><text:span text:style-name="T23">install</text:span><text:span text:style-name="T24"> </text:span><text:span text:style-name="T23">aria2</text:span></text:p>
      <text:p text:style-name="P20"><text:span text:style-name="T23"><text:tab/><text:tab/>to</text:span><text:span text:style-name="T24"> </text:span><text:span text:style-name="T23">uninstall</text:span><text:span text:style-name="T24"> </text:span><text:span text:style-name="T23">the</text:span><text:span text:style-name="T24"> </text:span><text:span text:style-name="T23">program</text:span><text:span text:style-name="T24"> </text:span><text:span text:style-name="T23">:</text:span></text:p>
      <text:p text:style-name="P20"><text:span text:style-name="T23"><text:tab/><text:tab/><text:tab/>apt-get</text:span><text:span text:style-name="T24"> </text:span><text:span text:style-name="T23">remove</text:span><text:span text:style-name="T24"> </text:span><text:span text:style-name="T23">aria2</text:span></text:p>
      <text:p text:style-name="P20"><text:span text:style-name="T23"><text:tab/><text:tab/>to</text:span><text:span text:style-name="T24"> </text:span><text:span text:style-name="T23">see</text:span><text:span text:style-name="T24"> </text:span><text:span text:style-name="T23">address</text:span><text:span text:style-name="T24"> </text:span><text:span text:style-name="T23">of</text:span><text:span text:style-name="T24"> </text:span><text:span text:style-name="T23">source</text:span><text:span text:style-name="T24"> </text:span><text:span text:style-name="T23">:</text:span></text:p>
      <text:p text:style-name="P20"><text:span text:style-name="T23"><text:tab/><text:tab/><text:tab/>cat</text:span><text:span text:style-name="T24"> </text:span><text:span text:style-name="T23">/etc/apt/source.list</text:span></text:p>
      <text:p text:style-name="P20"><text:span text:style-name="T23"><text:tab/><text:tab/>to</text:span><text:span text:style-name="T24"> </text:span><text:span text:style-name="T23">update</text:span><text:span text:style-name="T24"> </text:span><text:span text:style-name="T23">all</text:span><text:span text:style-name="T24"> </text:span><text:span text:style-name="T23">installed</text:span><text:span text:style-name="T24"> </text:span><text:span text:style-name="T23">program</text:span><text:span text:style-name="T24"> </text:span><text:span text:style-name="T23">:</text:span></text:p>
      <text:p text:style-name="P20"><text:span text:style-name="T23"><text:tab/><text:tab/><text:tab/>apt-get</text:span><text:span text:style-name="T24"> </text:span><text:span text:style-name="T23">update</text:span></text:p>
      <text:p text:style-name="P20"><text:span text:style-name="T23"><text:tab/><text:tab/>to</text:span><text:span text:style-name="T24"> </text:span><text:span text:style-name="T23">update</text:span><text:span text:style-name="T24"> </text:span><text:span text:style-name="T23">(upgrade)</text:span><text:span text:style-name="T24"> </text:span><text:span text:style-name="T23">version</text:span><text:span text:style-name="T24"> </text:span><text:span text:style-name="T23">of</text:span><text:span text:style-name="T24"> </text:span><text:span text:style-name="T23">linux</text:span></text:p>
      <text:p text:style-name="P20"><text:span text:style-name="T23"><text:tab/><text:tab/><text:tab/>apt-get</text:span><text:span text:style-name="T24"> </text:span><text:span text:style-name="T23">upgrade</text:span></text:p>
      <text:p text:style-name="P20"><text:span text:style-name="T13">notice</text:span><text:span text:style-name="T14"> </text:span><text:span text:style-name="T13">:</text:span><text:span text:style-name="T23"><text:tab/>to</text:span><text:span text:style-name="T24"> </text:span><text:span text:style-name="T23">install</text:span><text:span text:style-name="T24"> </text:span><text:span text:style-name="T23">the</text:span><text:span text:style-name="T24"> </text:span><text:span text:style-name="T23">program</text:span><text:span text:style-name="T24"> </text:span><text:span text:style-name="T23">from</text:span><text:span text:style-name="T24"> </text:span><text:span text:style-name="T23">file</text:span><text:span text:style-name="T24"> </text:span><text:span text:style-name="T23">:</text:span></text:p>
      <text:p text:style-name="P20"><text:span text:style-name="T23"><text:tab/><text:tab/><text:tab/>dpkg</text:span><text:span text:style-name="T24"> </text:span><text:span text:style-name="T23">-i</text:span><text:span text:style-name="T24"> </text:span><text:span text:style-name="T23">/home/kia/downloads/</text:span></text:p>
      <text:p text:style-name="P20"><text:span text:style-name="T23">adduser</text:span><text:span text:style-name="T24"> </text:span><text:span text:style-name="T23">kianoosh<text:tab/><text:tab/><text:tab/>create</text:span><text:span text:style-name="T24"> </text:span><text:span text:style-name="T23">new</text:span><text:span text:style-name="T24"> </text:span><text:span text:style-name="T23">user</text:span></text:p>
      <text:p text:style-name="P20"><text:span text:style-name="T23">useradd</text:span><text:span text:style-name="T24"> </text:span><text:span text:style-name="T23">kianoosh<text:tab/><text:tab/><text:tab/>create</text:span><text:span text:style-name="T24"> </text:span><text:span text:style-name="T23">new</text:span><text:span text:style-name="T24"> </text:span><text:span text:style-name="T23">user</text:span></text:p>
      <text:p text:style-name="P20"><text:span text:style-name="T23">passwd</text:span><text:span text:style-name="T24"> </text:span><text:span text:style-name="T23">newpassword<text:tab/><text:tab/><text:tab/>to</text:span><text:span text:style-name="T24"> </text:span><text:span text:style-name="T23">change</text:span><text:span text:style-name="T24"> </text:span><text:span text:style-name="T23">password<text:tab/><text:tab/><text:tab/></text:span></text:p>
      <text:p text:style-name="P20"><text:span text:style-name="T23">deluser</text:span><text:span text:style-name="T24"> </text:span><text:span text:style-name="T23">kianoosh<text:tab/><text:tab/><text:tab/>remove</text:span><text:span text:style-name="T24"> </text:span><text:span text:style-name="T23">user</text:span></text:p>
      <text:p text:style-name="P20"><text:span text:style-name="T23">userdel</text:span><text:span text:style-name="T24"> </text:span><text:span text:style-name="T23">kianoosh<text:tab/><text:tab/><text:tab/>remove</text:span><text:span text:style-name="T24"> </text:span><text:span text:style-name="T23">user</text:span></text:p>
      <text:p text:style-name="P20"><text:span text:style-name="T23">userdel</text:span><text:span text:style-name="T24"> </text:span><text:span text:style-name="T23">-r</text:span><text:span text:style-name="T24"> </text:span><text:span text:style-name="T23">kianoosh<text:tab/><text:tab/><text:tab/>remove</text:span><text:span text:style-name="T24"> </text:span><text:span text:style-name="T23">user</text:span><text:span text:style-name="T24"> </text:span><text:span text:style-name="T23">and</text:span><text:span text:style-name="T24"> </text:span><text:span text:style-name="T23">all</text:span><text:span text:style-name="T24"> </text:span><text:span text:style-name="T23">user</text:span><text:span text:style-name="T24"> </text:span><text:span text:style-name="T23">file</text:span><text:span text:style-name="T24"> </text:span><text:span text:style-name="T23">and</text:span><text:span text:style-name="T24"> </text:span><text:span text:style-name="T23">folder</text:span></text:p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<text:span text:style-name="T23">d</text:span><text:span text:style-name="T24"> <text:s/></text:span><text:span text:style-name="T23">r</text:span><text:span text:style-name="T24"> </text:span><text:span text:style-name="T23">w</text:span><text:span text:style-name="T24"> </text:span><text:span text:style-name="T23">x</text:span></text:p>
      <text:p text:style-name="P20"><text:span text:style-name="T23">-</text:span><text:span text:style-name="T24"> <text:s/></text:span><text:span text:style-name="T23">-</text:span><text:span text:style-name="T24"> </text:span><text:span text:style-name="T23">-</text:span><text:span text:style-name="T24"> </text:span><text:span text:style-name="T23">-</text:span><text:span text:style-name="T24"> <text:s text:c="5"/></text:span><text:span text:style-name="T23">-</text:span><text:span text:style-name="T24"> </text:span><text:span text:style-name="T23">-</text:span><text:span text:style-name="T24"> </text:span><text:span text:style-name="T23">-</text:span><text:span text:style-name="T24"> <text:s text:c="5"/></text:span><text:span text:style-name="T23">-</text:span><text:span text:style-name="T24"> </text:span><text:span text:style-name="T23">-</text:span><text:span text:style-name="T24"> </text:span><text:span text:style-name="T23">-</text:span></text:p>
      <text:p text:style-name="P20"><text:span text:style-name="T24"><text:s/></text:span><text:span text:style-name="T23">owner</text:span><text:span text:style-name="T24"> <text:s text:c="2"/></text:span><text:span text:style-name="T23">group</text:span><text:span text:style-name="T24"> <text:s text:c="2"/></text:span><text:span text:style-name="T23">other</text:span></text:p>
      <text:p text:style-name="P20"><text:span text:style-name="T23">r</text:span><text:span text:style-name="T24"> </text:span><text:span text:style-name="T23">:</text:span><text:span text:style-name="T24"> </text:span><text:span text:style-name="T23">read<text:tab/>(4)<text:tab/><text:tab/>w</text:span><text:span text:style-name="T24"> </text:span><text:span text:style-name="T23">:</text:span><text:span text:style-name="T24"> </text:span><text:span text:style-name="T23">write</text:span><text:span text:style-name="T24"> </text:span><text:span text:style-name="T23">(2)<text:tab/><text:tab/>x</text:span><text:span text:style-name="T24"> </text:span><text:span text:style-name="T23">:</text:span><text:span text:style-name="T24"> </text:span><text:span text:style-name="T23">execute</text:span><text:span text:style-name="T24"> </text:span><text:span text:style-name="T23">(1)<text:tab/><text:tab/>d</text:span><text:span text:style-name="T24"> </text:span><text:span text:style-name="T23">:</text:span><text:span text:style-name="T24"> </text:span><text:span text:style-name="T23">directory</text:span></text:p>
      <text:p text:style-name="P22"/>
      <text:p text:style-name="P20"><text:span text:style-name="T23">chmod</text:span><text:span text:style-name="T24"> </text:span><text:span text:style-name="T23">777</text:span><text:span text:style-name="T24"> </text:span><text:span text:style-name="T23">test<text:tab/><text:tab/><text:tab/>to</text:span><text:span text:style-name="T24"> </text:span><text:span text:style-name="T23">change</text:span><text:span text:style-name="T24"> </text:span><text:span text:style-name="T23">access</text:span><text:span text:style-name="T24"> </text:span><text:span text:style-name="T23">permissions</text:span></text:p>
      <text:p text:style-name="P20"><text:span text:style-name="T23"><text:tab/><text:tab/>remaining</text:span><text:span text:style-name="T24"> </text:span><text:span text:style-name="T23">:</text:span><text:span text:style-name="T24"> </text:span><text:span text:style-name="T23">777</text:span><text:span text:style-name="T24"> </text:span><text:span text:style-name="T23">means</text:span><text:span text:style-name="T24"> </text:span><text:span text:style-name="T23">all</text:span><text:span text:style-name="T24"> </text:span><text:span text:style-name="T23">user</text:span><text:span text:style-name="T24"> </text:span><text:span text:style-name="T23">can</text:span><text:span text:style-name="T24"> </text:span><text:span text:style-name="T23">do</text:span><text:span text:style-name="T24"> </text:span><text:span text:style-name="T23">every</text:span><text:span text:style-name="T24"> </text:span><text:span text:style-name="T23">thing</text:span></text:p>
      <text:p text:style-name="P20"><text:span text:style-name="T23"><text:tab/><text:tab/><text:tab/></text:span><text:span text:style-name="T24"> <text:s text:c="6"/></text:span><text:span text:style-name="T23">755</text:span></text:p>
      <text:p text:style-name="P20"><text:span text:style-name="T23"><text:tab/><text:tab/><text:tab/></text:span><text:span text:style-name="T24"> <text:s text:c="6"/></text:span><text:span text:style-name="T23">724</text:span></text:p>
      <text:p text:style-name="P13"><text:span text:style-name="T23">The</text:span><text:span text:style-name="T24"> </text:span><text:span text:style-name="T23">octal</text:span><text:span text:style-name="T24"> </text:span><text:span text:style-name="T23">(0-7)</text:span><text:span text:style-name="T24"> </text:span><text:span text:style-name="T23">value</text:span><text:span text:style-name="T24"> </text:span><text:span text:style-name="T23">is</text:span><text:span text:style-name="T24"> </text:span><text:span text:style-name="T23">calculated</text:span><text:span text:style-name="T24"> </text:span><text:span text:style-name="T23">by</text:span><text:span text:style-name="T24"> </text:span><text:span text:style-name="T23">adding</text:span><text:span text:style-name="T24"> </text:span><text:span text:style-name="T23">up</text:span><text:span text:style-name="T24"> </text:span><text:span text:style-name="T23">the</text:span><text:span text:style-name="T24"> </text:span><text:span text:style-name="T23">values</text:span><text:span text:style-name="T24"> </text:span><text:span text:style-name="T23">for</text:span><text:span text:style-name="T24"> </text:span><text:span text:style-name="T23">each</text:span><text:span text:style-name="T24"> </text:span><text:span text:style-name="T23">digit<text:line-break/>User</text:span><text:span text:style-name="T24"> </text:span><text:span text:style-name="T23">(rwx)</text:span><text:span text:style-name="T24"> </text:span><text:span text:style-name="T23">=</text:span><text:span text:style-name="T24"> </text:span><text:span text:style-name="T23">4+2+1</text:span><text:span text:style-name="T24"> </text:span><text:span text:style-name="T23">=</text:span><text:span text:style-name="T24"> </text:span><text:span text:style-name="T25">7</text:span><text:span text:style-name="T23"><text:line-break/>Group(rx)</text:span><text:span text:style-name="T24"> </text:span><text:span text:style-name="T23">=</text:span><text:span text:style-name="T24"> </text:span><text:span text:style-name="T23">4+1</text:span><text:span text:style-name="T24"> </text:span><text:span text:style-name="T23">=</text:span><text:span text:style-name="T24"> </text:span><text:span text:style-name="T25">5</text:span><text:span text:style-name="T23"><text:line-break/>World</text:span><text:span text:style-name="T24"> </text:span><text:span text:style-name="T23">(rx)</text:span><text:span text:style-name="T24"> </text:span><text:span text:style-name="T23">=</text:span><text:span text:style-name="T24"> </text:span><text:span text:style-name="T23">4+1</text:span><text:span text:style-name="T24"> </text:span><text:span text:style-name="T23">=</text:span><text:span text:style-name="T24"> </text:span><text:span text:style-name="T25">5</text:span><text:span text:style-name="T23"><text:line-break/>chmode</text:span><text:span text:style-name="T24"> </text:span><text:span text:style-name="T23">mode</text:span><text:span text:style-name="T24"> </text:span><text:span text:style-name="T23">=</text:span><text:span text:style-name="T24"> </text:span><text:span text:style-name="T23">0755</text:span><text:span text:style-name="T24"> </text:span></text:p>
      <text:p text:style-name="Text_20_body"><text:span text:style-name="T6"><text:tab/><text:tab/>Examples</text:span><text:line-break/><text:line-break/><text:tab/><text:tab/>chmod<text:span text:style-name="T9"> </text:span>400<text:span text:style-name="T9"> </text:span><text:span text:style-name="T17">file</text:span><text:span text:style-name="T9"> </text:span>-<text:span text:style-name="T9"> </text:span>Read<text:span text:style-name="T9"> </text:span>by<text:span text:style-name="T9"> </text:span>owner<text:line-break/><text:tab/><text:tab/>chmod<text:span text:style-name="T9"> </text:span>040<text:span text:style-name="T9"> </text:span><text:span text:style-name="T17">file</text:span><text:span text:style-name="T9"> </text:span>-<text:span text:style-name="T9"> </text:span>Read<text:span text:style-name="T9"> </text:span>by<text:span text:style-name="T9"> </text:span>group<text:line-break/><text:tab/><text:tab/>chmod<text:span text:style-name="T9"> </text:span>004<text:span text:style-name="T9"> </text:span><text:span text:style-name="T17">file</text:span><text:span text:style-name="T9"> </text:span>-<text:span text:style-name="T9"> </text:span>Read<text:span text:style-name="T9"> </text:span>by<text:span text:style-name="T9"> </text:span>world<text:span text:style-name="T9"> </text:span><text:line-break/><text:line-break/><text:tab/><text:tab/>chmod<text:span text:style-name="T9"> </text:span>200<text:span text:style-name="T9"> </text:span><text:span text:style-name="T17">file</text:span><text:span text:style-name="T9"> </text:span>-<text:span text:style-name="T9"> </text:span>Write<text:span text:style-name="T9"> </text:span>by<text:span text:style-name="T9"> </text:span>owner<text:line-break/><text:tab/><text:tab/>chmod<text:span text:style-name="T9"> </text:span>020<text:span text:style-name="T9"> </text:span><text:span text:style-name="T17">file</text:span><text:span text:style-name="T9"> </text:span>-<text:span text:style-name="T9"> </text:span>Write<text:span text:style-name="T9"> </text:span>by<text:span text:style-name="T9"> </text:span>group<text:line-break/><text:tab/><text:tab/>chmod<text:span text:style-name="T9"> </text:span>002<text:span text:style-name="T9"> </text:span><text:span text:style-name="T17">file</text:span><text:span text:style-name="T9"> </text:span>-<text:span text:style-name="T9"> </text:span>Write<text:span text:style-name="T9"> </text:span>by<text:span text:style-name="T9"> </text:span>world<text:line-break/><text:line-break/><text:tab/><text:tab/>chmod<text:span text:style-name="T9"> </text:span>100<text:span text:style-name="T9"> </text:span><text:span text:style-name="T17">file</text:span><text:span text:style-name="T9"> </text:span>-<text:span text:style-name="T9"> </text:span>execute<text:span text:style-name="T9"> </text:span>by<text:span text:style-name="T9"> </text:span>owner<text:line-break/><text:tab/><text:tab/>chmod<text:span text:style-name="T9"> </text:span>010<text:span text:style-name="T9"> </text:span><text:span text:style-name="T17">file</text:span><text:span text:style-name="T9"> </text:span>-<text:span text:style-name="T9"> </text:span>execute<text:span text:style-name="T9"> </text:span>by<text:span text:style-name="T9"> </text:span>group<text:line-break/><text:tab/><text:tab/>chmod<text:span text:style-name="T9"> </text:span>001<text:span text:style-name="T9"> </text:span><text:span text:style-name="T17">file</text:span><text:span text:style-name="T9"> </text:span>-<text:span text:style-name="T9"> </text:span>execute<text:span text:style-name="T9"> </text:span>by<text:span text:style-name="T9"> </text:span>world</text:p>
      <text:p text:style-name="Text_20_body"><text:tab/>To<text:span text:style-name="T9"> </text:span>combine<text:span text:style-name="T9"> </text:span>these,<text:span text:style-name="T9"> </text:span>just<text:span text:style-name="T9"> </text:span>add<text:span text:style-name="T9"> </text:span>the<text:span text:style-name="T9"> </text:span>numbers<text:span text:style-name="T9"> </text:span>together<text:span text:style-name="T9"> </text:span>:<text:line-break/><text:tab/><text:tab/>chmod<text:span text:style-name="T9"> </text:span>444<text:span text:style-name="T9"> </text:span><text:span text:style-name="T17">file</text:span><text:span text:style-name="T9"> </text:span>-<text:span text:style-name="T9"> </text:span>Allow<text:span text:style-name="T9"> </text:span>read<text:span text:style-name="T9"> </text:span>permission<text:span text:style-name="T9"> </text:span>to<text:span text:style-name="T9"> </text:span>owner<text:span text:style-name="T9"> </text:span>and<text:span text:style-name="T9"> </text:span>group<text:span text:style-name="T9"> </text:span>and<text:span text:style-name="T9"> </text:span>world<text:line-break/><text:tab/><text:tab/>chmod<text:span text:style-name="T9"> </text:span>777<text:span text:style-name="T9"> </text:span><text:span text:style-name="T17">file</text:span><text:span text:style-name="T9"> </text:span>-<text:span text:style-name="T9"> </text:span>Allow<text:span text:style-name="T9"> </text:span>everyone<text:span text:style-name="T9"> </text:span>to<text:span text:style-name="T9"> </text:span>read,<text:span text:style-name="T9"> </text:span>write,<text:span text:style-name="T9"> </text:span>and<text:span text:style-name="T9"> </text:span>execute<text:span text:style-name="T9"> </text:span><text:span text:style-name="T17">file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6">Permissions:</text:span><text:span text:style-name="T27"> </text:span></text:p>
          </table:table-cell>
          <table:table-cell table:style-name="Table1.A1" office:value-type="string">
            <text:p text:style-name="P3">751</text:p>
          </table:table-cell>
          <table:table-cell table:style-name="Table1.A1" office:value-type="string">
            <text:p text:style-name="P3">-rwxr-x--x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"><text:span text:style-name="T15">owner</text:span><text:span text:style-name="T16"> </text:span></text:p>
          </table:table-cell>
          <table:table-cell table:style-name="Table2.A1" office:value-type="string">
            <text:p text:style-name="P2"><text:span text:style-name="T15">group</text:span><text:span text:style-name="T16"> </text:span></text:p>
          </table:table-cell>
          <table:table-cell table:style-name="Table2.A1" office:value-type="string">
            <text:p text:style-name="P2"><text:span text:style-name="T15">other</text:span><text:span text:style-name="T16"> </text:span></text:p>
          </table:table-cell>
        </table:table-row>
        <table:table-row table:style-name="Table2.1">
          <table:table-cell table:style-name="Table2.A2" office:value-type="string">
            <text:p text:style-name="P1">read</text:p>
          </table:table-cell>
          <table:table-cell table:style-name="Table2.B2" office:value-type="string">
            <text:p text:style-name="P3">*</text:p>
          </table:table-cell>
          <table:table-cell table:style-name="Table2.A2" office:value-type="string">
            <text:p text:style-name="P3">*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">write</text:p>
          </table:table-cell>
          <table:table-cell table:style-name="Table2.B2" office:value-type="string">
            <text:p text:style-name="P3">*</text:p>
          </table:table-cell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">execute</text:p>
          </table:table-cell>
          <table:table-cell table:style-name="Table2.B2" office:value-type="string">
            <text:p text:style-name="P3">*</text:p>
          </table:table-cell>
          <table:table-cell table:style-name="Table2.A2" office:value-type="string">
            <text:p text:style-name="P3">*</text:p>
          </table:table-cell>
          <table:table-cell table:style-name="Table2.B2" office:value-type="string">
            <text:p text:style-name="P3">*</text:p>
          </table:table-cell>
        </table:table-row>
      </table:table>
      <text:p text:style-name="P15"><text:tab/></text:p>
      <text:p text:style-name="P15"/>
      <text:p text:style-name="P15"><text:soft-page-break/></text:p>
      <text:p text:style-name="P15"/>
      <text:p text:style-name="P15"><text:tab/>Chown<text:span text:style-name="T9"> </text:span><text:tab/><text:tab/><text:tab/><text:tab/>Change<text:span text:style-name="T9"> </text:span>owner,<text:span text:style-name="T9"> </text:span>change<text:span text:style-name="T9"> </text:span>the<text:span text:style-name="T9"> </text:span>user<text:span text:style-name="T9"> </text:span>and/or<text:span text:style-name="T9"> </text:span>group<text:span text:style-name="T9"> </text:span>ownership<text:span text:style-name="T9"> </text:span>of<text:span text:style-name="T9"> </text:span><text:tab/><text:tab/><text:tab/><text:tab/><text:tab/><text:tab/><text:tab/>each<text:span text:style-name="T9"> </text:span>given<text:span text:style-name="T9"> </text:span>File<text:span text:style-name="T9"> </text:span>to<text:span text:style-name="T9"> </text:span>a<text:span text:style-name="T9"> </text:span>new<text:span text:style-name="T9"> </text:span>Owner.<text:line-break/><text:tab/><text:tab/><text:tab/><text:tab/><text:tab/><text:tab/>Chown<text:span text:style-name="T9"> </text:span>can<text:span text:style-name="T9"> </text:span>also<text:span text:style-name="T9"> </text:span>change<text:span text:style-name="T9"> </text:span>the<text:span text:style-name="T9"> </text:span>ownership<text:span text:style-name="T9"> </text:span>of<text:span text:style-name="T9"> </text:span>a<text:span text:style-name="T9"> </text:span>file<text:span text:style-name="T9"> </text:span>to<text:span text:style-name="T9"> </text:span>match<text:span text:style-name="T9"> </text:span><text:tab/><text:tab/><text:tab/><text:tab/><text:tab/><text:tab/><text:tab/>the<text:span text:style-name="T9"> </text:span>user/group<text:span text:style-name="T9"> </text:span>of<text:span text:style-name="T9"> </text:span>an<text:span text:style-name="T9"> </text:span>existing<text:span text:style-name="T9"> </text:span>reference<text:span text:style-name="T9"> </text:span>file.</text:p>
      <text:p text:style-name="P20">Chown<text:span text:style-name="T9"> </text:span>username<text:span text:style-name="T9"> </text:span>filename</text:p>
      <text:p text:style-name="P20">chgrp<text:span text:style-name="T9"> </text:span><text:tab/><text:tab/><text:tab/><text:tab/><text:tab/>Change<text:span text:style-name="T9"> </text:span>group<text:span text:style-name="T9"> </text:span>ownership</text:p>
      <text:p text:style-name="P20">chgrp<text:span text:style-name="T9"> </text:span>username<text:span text:style-name="T9"> </text:span>filename</text:p>
      <text:p text:style-name="P20"/>
      <text:p text:style-name="P20"/>
      <text:p text:style-name="P20">cat<text:span text:style-name="T9"> </text:span>/proc/partition<text:tab/><text:tab/><text:tab/>to<text:span text:style-name="T9"> </text:span>see<text:span text:style-name="T9"> </text:span>all<text:span text:style-name="T9"> </text:span>hards<text:span text:style-name="T9"> </text:span>and<text:span text:style-name="T9"> </text:span>partitions</text:p>
      <text:p text:style-name="P20">df<text:span text:style-name="T9"> </text:span>-H<text:tab/><text:tab/><text:tab/><text:tab/><text:tab/>Disk<text:span text:style-name="T9"> </text:span>Free<text:span text:style-name="T9"> </text:span>-<text:span text:style-name="T9"> </text:span>display<text:span text:style-name="T9"> </text:span>free<text:span text:style-name="T9"> </text:span>disk<text:span text:style-name="T9"> </text:span>space</text:p>
      <text:p text:style-name="P20"><text:tab/><text:tab/><text:tab/><text:tab/><text:tab/>With<text:span text:style-name="T9"> </text:span>no<text:span text:style-name="T9"> </text:span>arguments,<text:span text:style-name="T9"> </text:span>`df'<text:span text:style-name="T9"> </text:span>reports<text:span text:style-name="T9"> </text:span>the<text:span text:style-name="T9"> </text:span>space<text:span text:style-name="T9"> </text:span>used<text:span text:style-name="T9"> </text:span>and<text:span text:style-name="T9"> </text:span><text:tab/><text:tab/><text:tab/><text:tab/><text:tab/><text:tab/><text:tab/>available<text:span text:style-name="T9"> </text:span>on<text:span text:style-name="T9"> </text:span>all<text:span text:style-name="T9"> </text:span>currently<text:span text:style-name="T9"> </text:span>mounted<text:span text:style-name="T9"> </text:span>filesystems<text:span text:style-name="T9"> </text:span>(of<text:span text:style-name="T9"> </text:span>all<text:span text:style-name="T9"> </text:span><text:tab/><text:tab/><text:tab/><text:tab/><text:tab/><text:tab/>types).</text:p>
      <text:p text:style-name="P20">Mount<text:tab/><text:tab/><text:tab/><text:tab/><text:tab/>mount<text:span text:style-name="T9"> </text:span>a<text:span text:style-name="T9"> </text:span>file<text:span text:style-name="T9"> </text:span>system<text:span text:style-name="T9"> </text:span>and<text:span text:style-name="T9"> </text:span>partitions.</text:p>
      <text:p text:style-name="P20"><text:tab/>Example<text:span text:style-name="T9"> </text:span>:</text:p>
      <text:p text:style-name="P20"><text:tab/><text:tab/><text:tab/>mkdir<text:span text:style-name="T9"> </text:span>mnt</text:p>
      <text:p text:style-name="P20"><text:tab/><text:tab/><text:tab/>mount<text:span text:style-name="T9"> </text:span>/dev/sda6<text:span text:style-name="T9"> </text:span>mnt/</text:p>
      <text:p text:style-name="P20">umount<text:span text:style-name="T9"> </text:span>mnt/<text:tab/><text:tab/><text:tab/><text:tab/>to<text:span text:style-name="T9"> </text:span>unmount<text:span text:style-name="T9"> </text:span>the<text:span text:style-name="T9"> </text:span>partitions</text:p>
      <text:p text:style-name="Standard"><text:tab/></text:p>
      <text:p text:style-name="Standard"><text:tab/>VI<text:span text:style-name="T9"> </text:span>Editor<text:span text:style-name="T9"> </text:span>Commands</text:p>
      <text:p text:style-name="Standard"><text:tab/>Vi<text:span text:style-name="T9"> </text:span>has<text:span text:style-name="T9"> </text:span>two<text:span text:style-name="T9"> </text:span>modes<text:span text:style-name="T9"> </text:span><text:span text:style-name="T17">insert</text:span><text:span text:style-name="T9"> </text:span>mode<text:span text:style-name="T9"> </text:span>and<text:span text:style-name="T9"> </text:span><text:span text:style-name="T17">command</text:span><text:span text:style-name="T9"> </text:span>mode.<text:line-break/><text:tab/>The<text:span text:style-name="T9"> </text:span>editor<text:span text:style-name="T9"> </text:span>begins<text:span text:style-name="T9"> </text:span>in<text:span text:style-name="T9"> </text:span>command<text:span text:style-name="T9"> </text:span>mode,<text:span text:style-name="T9"> </text:span>where<text:span text:style-name="T9"> </text:span>cursor<text:span text:style-name="T9"> </text:span>movement<text:span text:style-name="T9"> </text:span>and<text:span text:style-name="T9"> </text:span>copy/paste<text:span text:style-name="T9"> </text:span>editing<text:span text:style-name="T9"> </text:span>occur.<text:line-break/><text:tab/>Most<text:span text:style-name="T9"> </text:span>commands<text:span text:style-name="T9"> </text:span>execute<text:span text:style-name="T9"> </text:span>as<text:span text:style-name="T9"> </text:span>soon<text:span text:style-name="T9"> </text:span>as<text:span text:style-name="T9"> </text:span>typed<text:span text:style-name="T9"> </text:span>except<text:span text:style-name="T9"> </text:span>for<text:span text:style-name="T9"> </text:span>"colon"<text:span text:style-name="T9"> </text:span>commands<text:span text:style-name="T9"> </text:span>which<text:span text:style-name="T9"> </text:span>execute<text:span text:style-name="T9"> </text:span>when<text:span text:style-name="T9"> </text:span><text:tab/>you<text:span text:style-name="T9"> </text:span>press<text:span text:style-name="T9"> </text:span>the<text:span text:style-name="T9"> </text:span>return<text:span text:style-name="T9"> </text:span>key.<text:span text:style-name="T9"> </text:span></text:p>
      <text:p text:style-name="Standard"><text:tab/><text:span text:style-name="T6">Switch</text:span><text:span text:style-name="T7"> </text:span><text:span text:style-name="T6">to</text:span><text:span text:style-name="T7"> </text:span><text:span text:style-name="T6">Insert</text:span><text:span text:style-name="T7"> </text:span><text:span text:style-name="T6">mode:</text:span></text:p>
      <text:p text:style-name="P16"><text:tab/></text:p>
      <text:p text:style-name="P15"><text:tab/><text:span text:style-name="T6">O</text:span><text:tab/>Open<text:span text:style-name="T9"> </text:span>line<text:span text:style-name="T9"> </text:span>ab<text:span text:style-name="T8">o</text:span>ve<text:span text:style-name="T9"> </text:span>cursor<text:span text:style-name="T9"> </text:span></text:p>
      <text:p text:style-name="P18"><text:s/></text:p>
      <text:p text:style-name="P15"><text:span text:style-name="T28"><text:tab/></text:span><text:span text:style-name="T29">I</text:span><text:span text:style-name="T28"><text:tab/>I</text:span>nsert<text:span text:style-name="T9"> </text:span>text<text:span text:style-name="T9"> </text:span>at<text:span text:style-name="T9"> </text:span>beginning<text:span text:style-name="T9"> </text:span>of<text:span text:style-name="T9"> </text:span>line</text:p>
      <text:p text:style-name="P17"><text:s/></text:p>
      <text:p text:style-name="P15"><text:tab/><text:span text:style-name="T6">i</text:span><text:span text:style-name="T9"> </text:span><text:tab/>Insert<text:span text:style-name="T9"> </text:span>text<text:span text:style-name="T9"> </text:span>at<text:span text:style-name="T9"> </text:span>cursor</text:p>
      <text:p text:style-name="P15"/>
      <text:p text:style-name="P15"><text:tab/><text:span text:style-name="T6">a</text:span><text:tab/>Insert<text:span text:style-name="T9"> </text:span>text<text:span text:style-name="T9"> </text:span>after<text:span text:style-name="T9"> </text:span>cursor</text:p>
      <text:p text:style-name="P18"><text:s/></text:p>
      <text:p text:style-name="P15"><text:span text:style-name="T6"><text:tab/>A<text:tab/>A</text:span>ppend<text:span text:style-name="T9"> </text:span>text<text:span text:style-name="T9"> </text:span>at<text:span text:style-name="T9"> </text:span>line<text:span text:style-name="T9"> </text:span>end</text:p>
      <text:p text:style-name="P18"><text:s/></text:p>
      <text:p text:style-name="P15"><text:tab/><text:span text:style-name="T6">o</text:span><text:tab/>Open<text:span text:style-name="T9"> </text:span>line<text:span text:style-name="T9"> </text:span>bel<text:span text:style-name="T8">o</text:span>w<text:span text:style-name="T9"> </text:span>cursor</text:p>
      <text:p text:style-name="P15"><text:tab/><text:span text:style-name="T6">Switch</text:span><text:span text:style-name="T7"> </text:span><text:span text:style-name="T6">to</text:span><text:span text:style-name="T7"> </text:span><text:span text:style-name="T6">Command</text:span><text:span text:style-name="T7"> </text:span><text:span text:style-name="T6">mode:</text:span></text:p>
      <text:p text:style-name="Standard"><text:span text:style-name="T6"><text:tab/><text:tab/></text:span>Switch<text:span text:style-name="T9"> </text:span>to<text:span text:style-name="T9"> </text:span>command<text:span text:style-name="T9"> </text:span>mode<text:span text:style-name="T9"> </text:span>&lt;ESC&gt;</text:p>
      <text:p text:style-name="Standard"/>
      <text:p text:style-name="Standard"><text:tab/><text:tab/><text:span text:style-name="T6">Cursor</text:span><text:span text:style-name="T7"> </text:span><text:span text:style-name="T6">Movement</text:span><text:span text:style-name="T9"> </text:span>(command<text:span text:style-name="T9"> </text:span>mode):</text:p>
      <text:p text:style-name="P15"><text:tab/><text:span text:style-name="T9"> </text:span></text:p>
      <text:p text:style-name="P15"><text:tab/><text:tab/><text:tab/>Scroll<text:span text:style-name="T9"> </text:span><text:span text:style-name="T8">B</text:span>ackward<text:span text:style-name="T9"> </text:span>1<text:span text:style-name="T9"> </text:span>screen<text:span text:style-name="T9"> </text:span>&lt;ctrl&gt;<text:span text:style-name="T6">b</text:span><text:span text:style-name="T9"> </text:span></text:p>
      <text:p text:style-name="P15"><text:tab/><text:tab/><text:tab/>Scroll<text:span text:style-name="T9"> </text:span><text:span text:style-name="T8">U</text:span>p<text:span text:style-name="T9"> </text:span>1/2<text:span text:style-name="T9"> </text:span>screen<text:span text:style-name="T9"> </text:span>&lt;ctrl&gt;<text:span text:style-name="T6">u</text:span><text:span text:style-name="T9"> </text:span></text:p>
      <text:p text:style-name="P15"><text:tab/><text:tab/><text:tab/>Go<text:span text:style-name="T9"> </text:span>to<text:span text:style-name="T9"> </text:span>beginning<text:span text:style-name="T9"> </text:span>of<text:span text:style-name="T9"> </text:span>line<text:span text:style-name="T9"> </text:span><text:span text:style-name="T6">0</text:span><text:span text:style-name="T9"> </text:span></text:p>
      <text:p text:style-name="P15"><text:tab/><text:tab/><text:tab/>Go<text:span text:style-name="T9"> </text:span>to<text:span text:style-name="T9"> </text:span>line<text:span text:style-name="T9"> </text:span><text:span text:style-name="Variable">n</text:span><text:span text:style-name="Variable"><text:span text:style-name="T9"> </text:span></text:span><text:span text:style-name="Variable"><text:span text:style-name="T6">n</text:span></text:span><text:span text:style-name="T6">G</text:span><text:span text:style-name="T9"> </text:span></text:p>
      <text:p text:style-name="P15"><text:soft-page-break/><text:tab/><text:tab/><text:tab/>Go<text:span text:style-name="T9"> </text:span>to<text:span text:style-name="T9"> </text:span>end<text:span text:style-name="T9"> </text:span>of<text:span text:style-name="T9"> </text:span>line<text:span text:style-name="T9"> </text:span><text:span text:style-name="T6">$</text:span></text:p>
      <text:p text:style-name="P15"><text:tab/><text:tab/><text:tab/>Scroll<text:span text:style-name="T9"> </text:span><text:span text:style-name="T8">D</text:span>own<text:span text:style-name="T9"> </text:span>1/2<text:span text:style-name="T9"> </text:span>screen<text:span text:style-name="T9"> </text:span>&lt;ctrl&gt;<text:span text:style-name="T6">d</text:span><text:span text:style-name="T9"> </text:span></text:p>
      <text:p text:style-name="P15"><text:tab/><text:tab/><text:tab/>Go<text:span text:style-name="T9"> </text:span>to<text:span text:style-name="T9"> </text:span>line<text:span text:style-name="T9"> </text:span>number<text:span text:style-name="T9"> </text:span>##<text:span text:style-name="T9"> </text:span><text:span text:style-name="T6">:##</text:span></text:p>
      <text:p text:style-name="P15"><text:tab/><text:tab/><text:tab/>Scroll<text:span text:style-name="T9"> </text:span><text:span text:style-name="T8">F</text:span>orward<text:span text:style-name="T9"> </text:span>1<text:span text:style-name="T9"> </text:span>screen<text:span text:style-name="T9"> </text:span>&lt;ctrl&gt;<text:span text:style-name="T6">f</text:span><text:span text:style-name="T9"> <text:s/></text:span></text:p>
      <text:p text:style-name="P15"><text:tab/><text:tab/><text:tab/>Go<text:span text:style-name="T9"> </text:span>to<text:span text:style-name="T9"> </text:span>last<text:span text:style-name="T9"> </text:span>line<text:span text:style-name="T9"> </text:span><text:span text:style-name="T6">G</text:span><text:span text:style-name="T9"> </text:span></text:p>
      <text:p text:style-name="P15"><text:tab/><text:tab/><text:tab/>Scroll<text:span text:style-name="T9"> </text:span>by<text:span text:style-name="T9"> </text:span>sentence<text:span text:style-name="T9"> </text:span>f/b<text:span text:style-name="T9"> </text:span><text:span text:style-name="T6">(</text:span><text:span text:style-name="T7"> </text:span><text:span text:style-name="T6">)</text:span></text:p>
      <text:p text:style-name="P15"><text:tab/><text:tab/><text:tab/>Scroll<text:span text:style-name="T9"> </text:span>by<text:span text:style-name="T9"> </text:span>word<text:span text:style-name="T9"> </text:span>f/b<text:span text:style-name="T9"> </text:span><text:span text:style-name="T6">w</text:span><text:span text:style-name="T7"> </text:span><text:span text:style-name="T6">b</text:span><text:span text:style-name="T9"> </text:span></text:p>
      <text:p text:style-name="P15"><text:tab/><text:tab/><text:tab/>Move<text:span text:style-name="T9"> </text:span>left,<text:span text:style-name="T9"> </text:span>down,<text:span text:style-name="T9"> </text:span>up,<text:span text:style-name="T9"> </text:span>right<text:span text:style-name="T9"> </text:span><text:span text:style-name="T6">h</text:span><text:span text:style-name="T7"> </text:span><text:span text:style-name="T6">j</text:span><text:span text:style-name="T7"> </text:span><text:span text:style-name="T6">k</text:span><text:span text:style-name="T7"> </text:span><text:span text:style-name="T6">l</text:span><text:span text:style-name="T9"> </text:span></text:p>
      <text:p text:style-name="P15"><text:tab/><text:tab/><text:tab/>Left<text:span text:style-name="T9"> </text:span>6<text:span text:style-name="T9"> </text:span>chars<text:span text:style-name="T9"> </text:span><text:span text:style-name="T6">6h</text:span></text:p>
      <text:p text:style-name="P15"><text:tab/><text:tab/><text:tab/>Scroll<text:span text:style-name="T9"> </text:span>by<text:span text:style-name="T9"> </text:span>paragraph<text:span text:style-name="T9"> </text:span>f/b<text:span text:style-name="T9"> </text:span><text:span text:style-name="T6">{</text:span><text:span text:style-name="T7"> </text:span><text:span text:style-name="T6">}</text:span><text:span text:style-name="T7"> </text:span></text:p>
      <text:p text:style-name="P15"><text:tab/><text:tab/><text:tab/>Directional<text:span text:style-name="T9"> </text:span>Movement<text:span text:style-name="T9"> </text:span><text:span text:style-name="T6">Arrow</text:span><text:span text:style-name="T7"> </text:span><text:span text:style-name="T6">Keys</text:span><text:span text:style-name="T9"> </text:span></text:p>
      <text:p text:style-name="P15"><text:tab/><text:tab/><text:tab/>Go<text:span text:style-name="T9"> </text:span>to<text:span text:style-name="T9"> </text:span>line<text:span text:style-name="T9"> </text:span>#6<text:span text:style-name="T9"> </text:span><text:span text:style-name="T6">6G</text:span></text:p>
      <text:p text:style-name="P15"/>
      <text:p text:style-name="P15"><text:tab/><text:tab/><text:span text:style-name="T6">Delete</text:span><text:span text:style-name="T7"> </text:span><text:span text:style-name="T6">text</text:span><text:span text:style-name="T9"> </text:span>(command<text:span text:style-name="T9"> </text:span>mode):</text:p>
      <text:p text:style-name="P15"/>
      <text:p text:style-name="P15"><text:tab/><text:tab/><text:tab/>Change<text:span text:style-name="T9"> </text:span>word<text:span text:style-name="T9"> </text:span><text:span text:style-name="T6">cw</text:span><text:span text:style-name="T9"> </text:span></text:p>
      <text:p text:style-name="P15"><text:tab/><text:tab/><text:tab/>Replace<text:span text:style-name="T9"> </text:span>one<text:span text:style-name="T9"> </text:span>character<text:span text:style-name="T9"> </text:span><text:span text:style-name="T6">r</text:span></text:p>
      <text:p text:style-name="P15"><text:tab/><text:tab/><text:tab/>Delete<text:span text:style-name="T9"> </text:span>word<text:span text:style-name="T9"> </text:span><text:span text:style-name="T6">dw</text:span><text:span text:style-name="T9"> </text:span></text:p>
      <text:p text:style-name="P15"><text:tab/><text:tab/><text:tab/>Delete<text:span text:style-name="T9"> </text:span>text<text:span text:style-name="T9"> </text:span>at<text:span text:style-name="T9"> </text:span>cursor<text:span text:style-name="T9"> </text:span><text:span text:style-name="T6">x</text:span><text:span text:style-name="T9"> </text:span></text:p>
      <text:p text:style-name="P15"><text:tab/><text:tab/><text:tab/>Delete<text:span text:style-name="T9"> </text:span>entire<text:span text:style-name="T9"> </text:span>line<text:span text:style-name="T9"> </text:span>(to<text:span text:style-name="T9"> </text:span>buffer)<text:span text:style-name="T9"> </text:span><text:span text:style-name="T6">dd</text:span></text:p>
      <text:p text:style-name="P15"><text:tab/><text:tab/><text:tab/>Delete<text:span text:style-name="T9"> </text:span>(backspace)<text:span text:style-name="T9"> </text:span>text<text:span text:style-name="T9"> </text:span>at<text:span text:style-name="T9"> </text:span>cursor<text:span text:style-name="T9"> </text:span><text:span text:style-name="T6">X</text:span><text:span text:style-name="T9"> </text:span></text:p>
      <text:p text:style-name="P15"><text:tab/><text:tab/><text:tab/>Delete<text:span text:style-name="T9"> </text:span>5<text:span text:style-name="T9"> </text:span>lines<text:span text:style-name="T9"> </text:span>(to<text:span text:style-name="T9"> </text:span>buffer)<text:span text:style-name="T9"> </text:span><text:span text:style-name="T6">5dd</text:span><text:span text:style-name="T9"> </text:span></text:p>
      <text:p text:style-name="P15"><text:tab/><text:tab/><text:tab/>Delete<text:span text:style-name="T9"> </text:span>current<text:span text:style-name="T9"> </text:span>to<text:span text:style-name="T9"> </text:span>end<text:span text:style-name="T9"> </text:span>of<text:span text:style-name="T9"> </text:span>line<text:span text:style-name="T9"> </text:span><text:span text:style-name="T6">D</text:span><text:span text:style-name="T9"> </text:span></text:p>
      <text:p text:style-name="P15"><text:tab/><text:tab/><text:tab/>Delete<text:span text:style-name="T9"> </text:span>lines<text:span text:style-name="T9"> </text:span>5-10<text:span text:style-name="T9"> </text:span><text:span text:style-name="T6">:5,10d</text:span><text:span text:style-name="T7"> </text:span></text:p>
      <text:p text:style-name="P15"/>
      <text:p text:style-name="Standard"><text:span text:style-name="T6"><text:tab/><text:tab/>Editing</text:span><text:span text:style-name="T7"> </text:span>(command<text:span text:style-name="T9"> </text:span>mode):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"><text:span text:style-name="T30">Copy</text:span><text:span text:style-name="T31"> </text:span><text:span text:style-name="T30">line</text:span></text:p>
          </table:table-cell>
          <table:table-cell table:style-name="Table3.B1" office:value-type="string">
            <text:p text:style-name="P2"><text:span text:style-name="T33">yy</text:span><text:span text:style-name="T35"> </text:span></text:p>
          </table:table-cell>
          <table:table-cell table:style-name="Table3.A1" office:value-type="string">
            <text:p text:style-name="P2"><text:span text:style-name="T30">Copy</text:span><text:span text:style-name="T31"> </text:span><text:span text:style-name="Variable"><text:span text:style-name="T30">n</text:span></text:span><text:span text:style-name="T31"> </text:span><text:span text:style-name="T30">lines</text:span></text:p>
          </table:table-cell>
          <table:table-cell table:style-name="Table3.B1" office:value-type="string">
            <text:p text:style-name="P2"><text:span text:style-name="Variable"><text:span text:style-name="T32">n</text:span></text:span><text:span text:style-name="T32">yy</text:span></text:p>
          </table:table-cell>
          <table:table-cell table:style-name="Table3.A1" office:value-type="string">
            <text:p text:style-name="P2"><text:span text:style-name="T30">Copy</text:span><text:span text:style-name="T31"> </text:span><text:span text:style-name="T30">lines</text:span><text:span text:style-name="T31"> </text:span><text:span text:style-name="T30">1-2/paste</text:span><text:span text:style-name="T31"> </text:span><text:span text:style-name="T30">after</text:span><text:span text:style-name="T31"> </text:span><text:span text:style-name="T30">3</text:span></text:p>
          </table:table-cell>
          <table:table-cell table:style-name="Table3.B1" office:value-type="string">
            <text:p text:style-name="P8"><text:span text:style-name="T37">:1,2t</text:span><text:span text:style-name="T38"> </text:span><text:span text:style-name="T36">3</text:span></text:p>
          </table:table-cell>
        </table:table-row>
        <table:table-row table:style-name="Table3.1">
          <table:table-cell table:style-name="Table3.A2" office:value-type="string">
            <text:p text:style-name="P2"><text:span text:style-name="T30">Paste</text:span><text:span text:style-name="T31"> </text:span><text:span text:style-name="T30">above</text:span><text:span text:style-name="T31"> </text:span><text:span text:style-name="T30">current</text:span><text:span text:style-name="T31"> </text:span><text:span text:style-name="T30">line</text:span></text:p>
          </table:table-cell>
          <table:table-cell table:style-name="Table3.B2" office:value-type="string">
            <text:p text:style-name="P7">P</text:p>
          </table:table-cell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2"><text:span text:style-name="T30">Paste</text:span><text:span text:style-name="T31"> </text:span><text:span text:style-name="T30">below</text:span><text:span text:style-name="T31"> </text:span><text:span text:style-name="T30">current</text:span><text:span text:style-name="T31"> </text:span><text:span text:style-name="T30">line</text:span></text:p>
          </table:table-cell>
          <table:table-cell table:style-name="Table3.B2" office:value-type="string">
            <text:p text:style-name="P7">p</text:p>
          </table:table-cell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A2" office:value-type="string">
            <text:p text:style-name="P2"><text:span text:style-name="T30">Move</text:span><text:span text:style-name="T31"> </text:span><text:span text:style-name="T30">lines</text:span><text:span text:style-name="T31"> </text:span><text:span text:style-name="T30">4-5/paste</text:span><text:span text:style-name="T31"> </text:span><text:span text:style-name="T30">after</text:span><text:span text:style-name="T31"> </text:span><text:span text:style-name="T30">6</text:span></text:p>
          </table:table-cell>
          <table:table-cell table:style-name="Table3.B2" office:value-type="string">
            <text:p text:style-name="P8"><text:span text:style-name="T37">:4,5m</text:span><text:span text:style-name="T38"> </text:span><text:span text:style-name="T36">6</text:span>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7"/>
          </table:table-cell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A2" office:value-type="string">
            <text:p text:style-name="P2"><text:span text:style-name="T30">Join</text:span><text:span text:style-name="T31"> </text:span><text:span text:style-name="T30">previous</text:span><text:span text:style-name="T31"> </text:span><text:span text:style-name="T30">line</text:span></text:p>
          </table:table-cell>
          <table:table-cell table:style-name="Table3.B2" office:value-type="string">
            <text:p text:style-name="P9">J</text:p>
          </table:table-cell>
        </table:table-row>
        <table:table-row table:style-name="Table3.1">
          <table:table-cell table:style-name="Table3.A2" office:value-type="string">
            <text:p text:style-name="P2"><text:span text:style-name="T30">Search</text:span><text:span text:style-name="T31"> </text:span><text:span text:style-name="T30">backward</text:span><text:span text:style-name="T31"> </text:span><text:span text:style-name="T30">for</text:span><text:span text:style-name="T31"> </text:span><text:span text:style-name="Variable"><text:span text:style-name="T30">string</text:span></text:span></text:p>
          </table:table-cell>
          <table:table-cell table:style-name="Table3.B2" office:value-type="string">
            <text:p text:style-name="P2"><text:span text:style-name="T33">?</text:span><text:span text:style-name="Variable"><text:span text:style-name="T33">string</text:span></text:span></text:p>
          </table:table-cell>
          <table:table-cell table:style-name="Table3.A2" office:value-type="string">
            <text:p text:style-name="P2"><text:span text:style-name="T30">Search</text:span><text:span text:style-name="T31"> </text:span><text:span text:style-name="T30">forward</text:span><text:span text:style-name="T31"> </text:span><text:span text:style-name="T30">for</text:span><text:span text:style-name="T31"> </text:span><text:span text:style-name="Variable"><text:span text:style-name="T30">string</text:span></text:span></text:p>
          </table:table-cell>
          <table:table-cell table:style-name="Table3.B2" office:value-type="string">
            <text:p text:style-name="P2"><text:span text:style-name="T32">/</text:span><text:span text:style-name="Variable"><text:span text:style-name="T32">string</text:span></text:span></text:p>
          </table:table-cell>
          <table:table-cell table:style-name="Table3.A2" office:value-type="string">
            <text:p text:style-name="P2"><text:span text:style-name="T30">Find</text:span><text:span text:style-name="T31"> </text:span><text:span text:style-name="T30">next</text:span><text:span text:style-name="T31"> </text:span><text:span text:style-name="Variable"><text:span text:style-name="T30">string</text:span></text:span><text:span text:style-name="T31"> </text:span><text:span text:style-name="T30">occurrence</text:span></text:p>
          </table:table-cell>
          <table:table-cell table:style-name="Table3.B2" office:value-type="string">
            <text:p text:style-name="P9">n</text:p>
          </table:table-cell>
        </table:table-row>
        <table:table-row table:style-name="Table3.1">
          <table:table-cell table:style-name="Table3.A2" office:value-type="string">
            <text:p text:style-name="P2"><text:span text:style-name="T30">%</text:span><text:span text:style-name="T31"> </text:span><text:span text:style-name="T30">(entire</text:span><text:span text:style-name="T31"> </text:span><text:span text:style-name="T30">file)</text:span><text:span text:style-name="T31"> </text:span><text:span text:style-name="T32">s</text:span><text:span text:style-name="T34"> </text:span><text:span text:style-name="T30">(search</text:span><text:span text:style-name="T31"> </text:span><text:span text:style-name="T30">and</text:span><text:span text:style-name="T31"> </text:span><text:span text:style-name="T30">replace)</text:span><text:span text:style-name="T31"> </text:span><text:span text:style-name="T30">/old</text:span><text:span text:style-name="T31"> </text:span><text:span text:style-name="T30">text</text:span><text:span text:style-name="T31"> </text:span><text:span text:style-name="T30">with</text:span><text:span text:style-name="T31"> </text:span><text:span text:style-name="T30">new/</text:span><text:span text:style-name="T31"> </text:span><text:span text:style-name="T32">c</text:span><text:span text:style-name="T31"> </text:span><text:span text:style-name="T30">(confirm)</text:span><text:span text:style-name="T31"> </text:span><text:span text:style-name="T32">g</text:span><text:span text:style-name="T31"> </text:span><text:span text:style-name="T30">(global</text:span><text:span text:style-name="T31"> </text:span><text:span text:style-name="T30">-</text:span><text:span text:style-name="T31"> </text:span><text:span text:style-name="T30">all)</text:span></text:p>
          </table:table-cell>
          <table:table-cell table:style-name="Table3.B2" office:value-type="string">
            <text:p text:style-name="P7">:%s/oldstring/newstring/cg</text:p>
          </table:table-cell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A2" office:value-type="string">
            <text:p text:style-name="P2"><text:span text:style-name="T30">Ignore</text:span><text:span text:style-name="T31"> </text:span><text:span text:style-name="T30">case</text:span><text:span text:style-name="T31"> </text:span><text:span text:style-name="T30">during</text:span><text:span text:style-name="T31"> </text:span><text:span text:style-name="T30">search</text:span></text:p>
          </table:table-cell>
          <table:table-cell table:style-name="Table3.B2" office:value-type="string">
            <text:p text:style-name="P8"><text:span text:style-name="T37">:set</text:span><text:span text:style-name="T38"> </text:span><text:span text:style-name="T36">ic</text:span></text:p>
          </table:table-cell>
        </table:table-row>
        <table:table-row table:style-name="Table3.1">
          <table:table-cell table:style-name="Table3.A2" office:value-type="string">
            <text:p text:style-name="P2"><text:span text:style-name="T30">Repeat</text:span><text:span text:style-name="T31"> </text:span><text:span text:style-name="T30">last</text:span><text:span text:style-name="T31"> </text:span><text:span text:style-name="T30">command</text:span></text:p>
          </table:table-cell>
          <table:table-cell table:style-name="Table3.B2" office:value-type="string">
            <text:p text:style-name="P7">.</text:p>
          </table:table-cell>
          <table:table-cell table:style-name="Table3.A2" office:value-type="string">
            <text:p text:style-name="P2"><text:span text:style-name="T30">Undo</text:span><text:span text:style-name="T31"> </text:span><text:span text:style-name="T30">previous</text:span><text:span text:style-name="T31"> </text:span><text:span text:style-name="T30">command</text:span></text:p>
          </table:table-cell>
          <table:table-cell table:style-name="Table3.B2" office:value-type="string">
            <text:p text:style-name="P6">u</text:p>
          </table:table-cell>
          <table:table-cell table:style-name="Table3.A2" office:value-type="string">
            <text:p text:style-name="P2"><text:span text:style-name="T30">Undo</text:span><text:span text:style-name="T31"> </text:span><text:span text:style-name="T30">all</text:span><text:span text:style-name="T31"> </text:span><text:span text:style-name="T30">changes</text:span><text:span text:style-name="T31"> </text:span><text:span text:style-name="T30">to</text:span><text:span text:style-name="T31"> </text:span><text:span text:style-name="T30">line</text:span></text:p>
          </table:table-cell>
          <table:table-cell table:style-name="Table3.B2" office:value-type="string">
            <text:p text:style-name="P9">U</text:p>
          </table:table-cell>
        </table:table-row>
      </table:table>
      <text:p text:style-name="Standard"/>
      <text:p text:style-name="Standard"><text:tab/><text:tab/><text:span text:style-name="T6">Save</text:span><text:span text:style-name="T7"> </text:span><text:span text:style-name="T6">and</text:span><text:span text:style-name="T7"> </text:span><text:span text:style-name="T6">Quit</text:span><text:span text:style-name="T9"> </text:span>(command<text:span text:style-name="T9"> </text:span>mode):</text:p>
      <text:p text:style-name="Standard"/>
      <text:p text:style-name="P15"><text:tab/><text:tab/><text:tab/>Save<text:span text:style-name="T9"> </text:span>changes<text:span text:style-name="T9"> </text:span>to<text:span text:style-name="T9"> </text:span>buffer<text:span text:style-name="T9"> </text:span><text:span text:style-name="T6">:w</text:span></text:p>
      <text:p text:style-name="P15"><text:tab/><text:tab/><text:tab/>Save<text:span text:style-name="T9"> </text:span>changes<text:span text:style-name="T9"> </text:span>and<text:span text:style-name="T9"> </text:span>quit<text:span text:style-name="T9"> </text:span>vi<text:span text:style-name="T9"> </text:span><text:span text:style-name="T6">:wq</text:span></text:p>
      <text:p text:style-name="P15"><text:tab/><text:tab/><text:tab/>Save<text:span text:style-name="T9"> </text:span>file<text:span text:style-name="T9"> </text:span>to<text:span text:style-name="T9"> </text:span>new<text:span text:style-name="T9"> </text:span>file<text:span text:style-name="T9"> </text:span><text:span text:style-name="T6">:w</text:span><text:span text:style-name="T7"> </text:span><text:span text:style-name="T20">file</text:span></text:p>
      <text:p text:style-name="P15"><text:tab/><text:tab/><text:tab/>Quit<text:span text:style-name="T9"> </text:span>without<text:span text:style-name="T9"> </text:span>saving<text:span text:style-name="T9"> </text:span><text:span text:style-name="T6">:q!</text:span></text:p>
      <text:p text:style-name="P15"><text:tab/><text:tab/><text:tab/>Save<text:span text:style-name="T9"> </text:span>lines<text:span text:style-name="T9"> </text:span>to<text:span text:style-name="T9"> </text:span>new<text:span text:style-name="T9"> </text:span>file<text:span text:style-name="T9"> </text:span><text:span text:style-name="T6">:10,15w</text:span><text:span text:style-name="T7"> </text:span><text:span text:style-name="T20">file</text:span></text:p>
      <text:p text:style-name="P15"/>
      <text:p text:style-name="P15"><text:soft-page-break/></text:p>
      <text:p text:style-name="Standard"/>
      <text:p text:style-name="P15"/>
      <text:p text:style-name="Standard"><text:tab/></text:p>
      <text:p text:style-name="P15"/>
      <text:p text:style-name="P20"/>
      <text:p text:style-name="P20"/>
      <text:p text:style-name="P20"/>
      <text:p text:style-name="P20"><text:tab/><text:tab/><text:tab/></text:p>
      <text:p text:style-name="P20">ifconfig<text:tab/><text:tab/><text:tab/><text:tab/>Configure<text:span text:style-name="T9"> </text:span>a<text:span text:style-name="T9"> </text:span>network<text:span text:style-name="T9"> </text:span>interface.<text:span text:style-name="T6">I</text:span>nter<text:span text:style-name="T6">f</text:span>ace<text:span text:style-name="T9"> </text:span><text:span text:style-name="T6">config</text:span>urator<text:span text:style-name="T9"> </text:span>-<text:span text:style-name="T9"> </text:span><text:tab/><text:tab/><text:tab/><text:tab/><text:tab/><text:tab/>display<text:span text:style-name="T9"> </text:span>your<text:span text:style-name="T9"> </text:span>ip<text:span text:style-name="T9"> </text:span>address,<text:span text:style-name="T9"> </text:span>network<text:span text:style-name="T9"> </text:span>interfaces,<text:span text:style-name="T9"> </text:span>transferred<text:span text:style-name="T9"> </text:span>and<text:span text:style-name="T9"> </text:span><text:tab/><text:tab/><text:tab/><text:tab/><text:tab/>received<text:span text:style-name="T9"> </text:span>data<text:span text:style-name="T9"> </text:span>information,<text:span text:style-name="T9"> </text:span>configure<text:span text:style-name="T9"> </text:span>a<text:span text:style-name="T9"> </text:span>network<text:span text:style-name="T9"> </text:span>interface.</text:p>
      <text:p text:style-name="P20"><text:tab/>Example<text:span text:style-name="T9"> </text:span>:<text:span text:style-name="T9"> </text:span></text:p>
      <text:p text:style-name="P20"><text:tab/>ifconfig<text:span text:style-name="T9"> </text:span>eth0<text:span text:style-name="T9"> </text:span>192.168.1.82<text:tab/><text:tab/>assign<text:span text:style-name="T9"> </text:span>ip<text:span text:style-name="T9"> </text:span>to<text:span text:style-name="T9"> </text:span>eth0<text:span text:style-name="T9"> </text:span>interface</text:p>
      <text:p text:style-name="P20"><text:tab/>ifconfig<text:span text:style-name="T9"> </text:span>etht0<text:span text:style-name="T9"> </text:span>192.168.1.82/16<text:tab/>assign<text:span text:style-name="T9"> </text:span>ip<text:span text:style-name="T9"> </text:span>and<text:span text:style-name="T9"> </text:span>subnet<text:span text:style-name="T9"> </text:span>mask<text:span text:style-name="T9"> </text:span>to<text:span text:style-name="T9"> </text:span>eth0<text:span text:style-name="T9"> </text:span>interface</text:p>
      <text:p text:style-name="P20">route<text:span text:style-name="T9"> </text:span>-n<text:tab/><text:tab/><text:tab/><text:tab/>display<text:span text:style-name="T9"> </text:span>the<text:span text:style-name="T9"> </text:span>defult<text:span text:style-name="T9"> </text:span>gateway</text:p>
      <text:p text:style-name="P20">route<text:span text:style-name="T9"> </text:span>add<text:span text:style-name="T9"> </text:span>defult<text:span text:style-name="T9"> </text:span>gw<text:span text:style-name="T9"> </text:span>192.168.1.1<text:span text:style-name="T9"> </text:span>eth0<text:span text:style-name="T9"> </text:span><text:tab/>change<text:span text:style-name="T9"> </text:span>the<text:span text:style-name="T9"> </text:span>defult<text:span text:style-name="T9"> </text:span>gateway<text:span text:style-name="T9"> </text:span>manually</text:p>
      <text:p text:style-name="P20">dig<text:span text:style-name="T9"> </text:span><text:a xlink:type="simple" xlink:href="http://www.google.com/"><text:span text:style-name="Internet_20_link">www.zanjanhost.com</text:span></text:a><text:tab/><text:tab/><text:tab/>DNS<text:span text:style-name="T9"> </text:span>lookup<text:span text:style-name="T9"> </text:span>(domain<text:span text:style-name="T9"> </text:span>information<text:span text:style-name="T9"> </text:span>groper)</text:p>
      <text:p text:style-name="P20">fdisk<text:tab/><text:tab/><text:tab/><text:tab/><text:tab/>Partition<text:span text:style-name="T9"> </text:span>table<text:span text:style-name="T9"> </text:span>manipulator<text:span text:style-name="T9"> </text:span>for<text:span text:style-name="T9"> </text:span>Linux</text:p>
      <text:p text:style-name="P20"><text:tab/><text:tab/><text:tab/><text:tab/><text:tab/>Hard<text:span text:style-name="T9"> </text:span>disks<text:span text:style-name="T9"> </text:span>can<text:span text:style-name="T9"> </text:span>be<text:span text:style-name="T9"> </text:span>divided<text:span text:style-name="T9"> </text:span>into<text:span text:style-name="T9"> </text:span>one<text:span text:style-name="T9"> </text:span>or<text:span text:style-name="T9"> </text:span>more<text:span text:style-name="T9"> </text:span>logical<text:span text:style-name="T9"> </text:span>disks<text:span text:style-name="T9"> </text:span><text:tab/><text:tab/><text:tab/><text:tab/><text:tab/><text:tab/>called<text:span text:style-name="T9"> </text:span>partitions.<text:span text:style-name="T9"> </text:span>This<text:span text:style-name="T9"> </text:span>division<text:span text:style-name="T9"> </text:span>is<text:span text:style-name="T9"> </text:span>described<text:span text:style-name="T9"> </text:span>in<text:span text:style-name="T9"> </text:span>the<text:span text:style-name="T9"> </text:span>partition<text:span text:style-name="T9"> </text:span><text:tab/><text:tab/><text:tab/><text:tab/><text:tab/><text:tab/>table<text:span text:style-name="T9"> </text:span>found<text:span text:style-name="T9"> </text:span>in<text:span text:style-name="T9"> </text:span>sector<text:span text:style-name="T9"> </text:span>0<text:span text:style-name="T9"> </text:span>of<text:span text:style-name="T9"> </text:span>the<text:span text:style-name="T9"> </text:span>disk.</text:p>
      <text:p text:style-name="P20"><text:tab/>Example<text:span text:style-name="T9"> </text:span>:<text:span text:style-name="T9"> </text:span></text:p>
      <text:p text:style-name="P20"><text:tab/>fdisk<text:span text:style-name="T9"> </text:span>/dev/sda1</text:p>
      <text:p text:style-name="P20">mkfs.ntfs<text:span text:style-name="T9"> </text:span>/dev/sda1<text:tab/><text:tab/><text:tab/>to<text:span text:style-name="T9"> </text:span>format<text:span text:style-name="T9"> </text:span>ntfs<text:span text:style-name="T9"> </text:span>partitions</text:p>
      <text:p text:style-name="P20">tar<text:tab/><text:tab/><text:tab/><text:tab/><text:tab/>Tape<text:span text:style-name="T9"> </text:span>ARchiver,<text:span text:style-name="T9"> </text:span>store,<text:span text:style-name="T9"> </text:span>list<text:span text:style-name="T9"> </text:span>or<text:span text:style-name="T9"> </text:span>extract<text:span text:style-name="T9"> </text:span>files<text:span text:style-name="T9"> </text:span>in<text:span text:style-name="T9"> </text:span>an<text:span text:style-name="T9"> </text:span>archive</text:p>
      <text:p text:style-name="P20"><text:tab/>Example<text:span text:style-name="T9"> </text:span>:<text:span text:style-name="T9"> </text:span></text:p>
      <text:p text:style-name="P20"><text:tab/>tar<text:span text:style-name="T9"> </text:span>-cf<text:span text:style-name="T9"> </text:span>testarchive.tar<text:span text:style-name="T9"> </text:span>/home/kia/rezaee<text:tab/>to<text:span text:style-name="T9"> </text:span>archive<text:span text:style-name="T9"> </text:span>the<text:span text:style-name="T9"> </text:span>rezaee<text:span text:style-name="T9"> </text:span>folder</text:p>
      <text:p text:style-name="P20"><text:tab/>tar<text:span text:style-name="T9"> </text:span>-xf<text:span text:style-name="T9"> </text:span>testarchive.tar<text:span text:style-name="T9"> </text:span>/home/kia/rezaee<text:tab/>to<text:span text:style-name="T9"> </text:span>extract</text:p>
      <text:p text:style-name="P20"><text:tab/>tar<text:span text:style-name="T9"> </text:span>-cjf<text:span text:style-name="T9"> </text:span>testarchive.tar<text:span text:style-name="T9"> </text:span>/home/kia/rezaee<text:tab/>to<text:span text:style-name="T9"> </text:span>compress<text:span text:style-name="T9"> </text:span>and<text:span text:style-name="T9"> </text:span>archive<text:span text:style-name="T9"> </text:span>the<text:span text:style-name="T9"> </text:span>rezaee<text:span text:style-name="T9"> </text:span>folder</text:p>
      <text:p text:style-name="P20"><text:tab/>tar<text:span text:style-name="T9"> </text:span>-xjf<text:span text:style-name="T9"> </text:span>testarchive.tar<text:span text:style-name="T9"> </text:span>/home/kia/rezaee<text:tab/>to<text:span text:style-name="T9"> </text:span>extract</text:p>
      <text:p text:style-name="P20"/>
      <text:p text:style-name="P20"><text:tab/></text:p>
      <text:p text:style-name="P20"/>
      <text:p text:style-name="P2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DejaVu Sans" svg:font-family="'DejaVu Sans'" style:font-family-generic="modern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font-name-asian="WenQuanYi Zen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a </meta:initial-creator>
    <meta:creation-date>2012-01-05T13:31:41</meta:creation-date>
    <meta:editing-duration>P23DT22H11M8S</meta:editing-duration>
    <meta:document-statistic meta:table-count="3" meta:image-count="0" meta:object-count="0" meta:page-count="6" meta:paragraph-count="227" meta:word-count="1488" meta:character-count="8657"/>
    <meta:generator>OpenOffice.org/3.3$Linux OpenOffice.org_project/330m20$Build-9567</meta:generator>
  </office:meta>
</office:document-meta>
</file>